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  <style:font-face style:name="DengXian Light" svg:font-family="DengXian Light" style:font-family-generic="system" style:font-pitch="variable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Just" style:master-page-name="MP0" style:family="paragraph">
      <style:paragraph-properties fo:break-before="page"/>
      <style:text-properties fo:language="fr" fo:country="FR"/>
    </style:style>
    <style:style style:name="P4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5" style:parent-style-name="NormalJust" style:family="paragraph">
      <style:text-properties fo:language="fr" fo:country="FR"/>
    </style:style>
    <style:style style:name="P46" style:parent-style-name="NormalJust" style:family="paragraph">
      <style:text-properties fo:language="fr" fo:country="FR"/>
    </style:style>
    <style:style style:name="P47" style:parent-style-name="NormalJust" style:family="paragraph">
      <style:text-properties fo:language="fr" fo:country="FR"/>
    </style:style>
    <style:style style:name="P48" style:parent-style-name="NormalJust" style:family="paragraph">
      <style:text-properties fo:font-weight="bold" style:font-weight-asian="bold" style:font-weight-complex="bold" fo:language="fr" fo:country="FR"/>
    </style:style>
    <style:style style:name="TableColumn50" style:family="table-column">
      <style:table-column-properties style:column-width="6.4756in" style:use-optimal-column-width="false"/>
    </style:style>
    <style:style style:name="Table49" style:family="table">
      <style:table-properties style:width="6.4756in" fo:margin-left="0in" table:align="left"/>
    </style:style>
    <style:style style:name="TableRow51" style:family="table-row">
      <style:table-row-properties style:min-row-height="0.0652in" style:use-optimal-row-height="false"/>
    </style:style>
    <style:style style:name="TableCell5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3" style:parent-style-name="NormalJust" style:family="paragraph">
      <style:paragraph-properties style:snap-to-layout-grid="false"/>
      <style:text-properties style:font-weight-complex="bold" fo:language="fr" fo:country="FR"/>
    </style:style>
    <style:style style:name="TableRow54" style:family="table-row">
      <style:table-row-properties style:min-row-height="0.2805in" style:use-optimal-row-height="false"/>
    </style:style>
    <style:style style:name="TableCell5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6" style:parent-style-name="NormalJust" style:family="paragraph">
      <style:paragraph-properties style:snap-to-layout-grid="false"/>
    </style:style>
    <style:style style:name="T57" style:parent-style-name="Policepardéfaut" style:family="text">
      <style:text-properties fo:language="fr" fo:country="FR"/>
    </style:style>
    <style:style style:name="TableRow58" style:family="table-row">
      <style:table-row-properties style:min-row-height="0.0652in"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" style:parent-style-name="NormalJust" style:family="paragraph">
      <style:paragraph-properties style:snap-to-layout-grid="false"/>
      <style:text-properties fo:language="fr" fo:country="FR"/>
    </style:style>
    <style:style style:name="P61" style:parent-style-name="NormalJust" style:family="paragraph">
      <style:text-properties fo:language="fr" fo:country="FR"/>
    </style:style>
    <style:style style:name="P62" style:parent-style-name="NormalJust" style:family="paragraph">
      <style:text-properties fo:font-weight="bold" style:font-weight-asian="bold" style:font-weight-complex="bold" fo:language="fr" fo:country="FR"/>
    </style:style>
    <style:style style:name="P63" style:parent-style-name="NormalJust" style:family="paragraph">
      <style:text-properties fo:language="fr" fo:country="FR"/>
    </style:style>
    <style:style style:name="TableColumn65" style:family="table-column">
      <style:table-column-properties style:column-width="0.6361in" style:use-optimal-column-width="false"/>
    </style:style>
    <style:style style:name="TableColumn66" style:family="table-column">
      <style:table-column-properties style:column-width="4.125in" style:use-optimal-column-width="false"/>
    </style:style>
    <style:style style:name="TableColumn67" style:family="table-column">
      <style:table-column-properties style:column-width="0.875in" style:use-optimal-column-width="false"/>
    </style:style>
    <style:style style:name="TableColumn68" style:family="table-column">
      <style:table-column-properties style:column-width="0.7638in" style:use-optimal-column-width="false"/>
    </style:style>
    <style:style style:name="Table64" style:family="table">
      <style:table-properties style:width="6.4in" fo:margin-left="-0.018in" table:align="left"/>
    </style:style>
    <style:style style:name="TableRow69" style:family="table-row">
      <style:table-row-properties style:use-optimal-row-height="false" fo:keep-together="always"/>
    </style:style>
    <style:style style:name="TableCell70" style:family="table-cell">
      <style:table-cell-properties fo:border-top="0.0069in solid #000000" fo:border-left="0.0069in solid #000000" fo:border-bottom="0.0069in solid #000000" fo:border-right="none" fo:background-color="#E5E5E5" style:writing-mode="lr-tb" fo:padding-top="0in" fo:padding-left="0.0555in" fo:padding-bottom="0in" fo:padding-right="0.0555in">
        <style:background-fill draw:fill="solid" draw:fill-color="#E5E5E5"/>
      </style:table-cell-properties>
    </style:style>
    <style:style style:name="P71" style:parent-style-name="NormalJust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E5E5E5" style:writing-mode="lr-tb" fo:padding-top="0in" fo:padding-left="0.0555in" fo:padding-bottom="0in" fo:padding-right="0.0555in">
        <style:background-fill draw:fill="solid" draw:fill-color="#E5E5E5"/>
      </style:table-cell-properties>
    </style:style>
    <style:style style:name="P73" style:parent-style-name="NormalJust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E5E5E5" style:writing-mode="lr-tb" fo:padding-top="0in" fo:padding-left="0.0555in" fo:padding-bottom="0in" fo:padding-right="0.0555in">
        <style:background-fill draw:fill="solid" draw:fill-color="#E5E5E5"/>
      </style:table-cell-properties>
    </style:style>
    <style:style style:name="P75" style:parent-style-name="NormalJust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Cell76" style:family="table-cell">
      <style:table-cell-properties fo:border="0.0069in solid #000000" fo:background-color="#E5E5E5" style:writing-mode="lr-tb" fo:padding-top="0in" fo:padding-left="0.0555in" fo:padding-bottom="0in" fo:padding-right="0.0555in">
        <style:background-fill draw:fill="solid" draw:fill-color="#E5E5E5"/>
      </style:table-cell-properties>
    </style:style>
    <style:style style:name="P77" style:parent-style-name="NormalJust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80" style:parent-style-name="NormalJust" style:family="paragraph">
      <style:paragraph-properties style:snap-to-layout-grid="false"/>
      <style:text-properties style:font-weight-complex="bold" fo:language="en" fo:country="US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82" style:parent-style-name="NormalJust" style:family="paragraph">
      <style:paragraph-properties style:snap-to-layout-grid="false"/>
      <style:text-properties style:font-weight-complex="bold" fo:language="en" fo:country="US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84" style:parent-style-name="NormalJust" style:family="paragraph">
      <style:paragraph-properties style:snap-to-layout-grid="false"/>
      <style:text-properties style:font-weight-complex="bold" fo:language="en" fo:country="US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in" fo:padding-left="0.0555in" fo:padding-bottom="0in" fo:padding-right="0.0555in"/>
    </style:style>
    <style:style style:name="P86" style:parent-style-name="NormalJust" style:family="paragraph">
      <style:paragraph-properties style:snap-to-layout-grid="false"/>
      <style:text-properties style:font-weight-complex="bold" fo:language="en" fo:country="US"/>
    </style:style>
    <style:style style:name="TableRow87" style:family="table-row">
      <style:table-row-properties style:use-optimal-row-height="false" fo:keep-together="always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89" style:parent-style-name="NormalJust" style:family="paragraph">
      <style:paragraph-properties style:snap-to-layout-grid="false"/>
      <style:text-properties style:font-weight-complex="bold" fo:language="en" fo:country="US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91" style:parent-style-name="NormalJust" style:family="paragraph">
      <style:paragraph-properties style:snap-to-layout-grid="false"/>
      <style:text-properties style:font-weight-complex="bold" fo:language="en" fo:country="US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93" style:parent-style-name="NormalJust" style:family="paragraph">
      <style:paragraph-properties style:snap-to-layout-grid="false"/>
      <style:text-properties style:font-weight-complex="bold" fo:language="en" fo:country="US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in" fo:padding-left="0.0555in" fo:padding-bottom="0in" fo:padding-right="0.0555in"/>
    </style:style>
    <style:style style:name="P95" style:parent-style-name="NormalJust" style:family="paragraph">
      <style:paragraph-properties style:snap-to-layout-grid="false"/>
      <style:text-properties style:font-weight-complex="bold" fo:language="fr" fo:country="FR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98" style:parent-style-name="NormalJust" style:family="paragraph">
      <style:paragraph-properties style:snap-to-layout-grid="false"/>
      <style:text-properties fo:language="fr" fo:country="FR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00" style:parent-style-name="NormalJust" style:family="paragraph">
      <style:paragraph-properties style:snap-to-layout-grid="false"/>
      <style:text-properties fo:language="fr" fo:country="FR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02" style:parent-style-name="NormalJust" style:family="paragraph">
      <style:paragraph-properties style:snap-to-layout-grid="false"/>
    </style:style>
    <style:style style:name="T103" style:parent-style-name="Policepardéfaut" style:family="text">
      <style:text-properties style:font-weight-complex="bold" fo:language="en" fo:country="US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in" fo:padding-left="0.0555in" fo:padding-bottom="0in" fo:padding-right="0.0555in"/>
    </style:style>
    <style:style style:name="P105" style:parent-style-name="NormalJust" style:family="paragraph">
      <style:paragraph-properties style:snap-to-layout-grid="false"/>
      <style:text-properties fo:language="fr" fo:country="FR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08" style:parent-style-name="NormalJust" style:family="paragraph">
      <style:paragraph-properties style:snap-to-layout-grid="false"/>
      <style:text-properties fo:language="en" fo:country="US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10" style:parent-style-name="NormalJust" style:family="paragraph">
      <style:paragraph-properties style:snap-to-layout-grid="false"/>
      <style:text-properties fo:language="en" fo:country="US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12" style:parent-style-name="NormalJust" style:family="paragraph">
      <style:paragraph-properties style:snap-to-layout-grid="false"/>
    </style:style>
    <style:style style:name="T113" style:parent-style-name="Policepardéfaut" style:family="text">
      <style:text-properties style:font-weight-complex="bold" fo:language="en" fo:country="US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in" fo:padding-left="0.0555in" fo:padding-bottom="0in" fo:padding-right="0.0555in"/>
    </style:style>
    <style:style style:name="P115" style:parent-style-name="NormalJust" style:family="paragraph">
      <style:paragraph-properties style:snap-to-layout-grid="false"/>
      <style:text-properties fo:language="en" fo:country="US"/>
    </style:style>
    <style:style style:name="TableRow116" style:family="table-row">
      <style:table-row-properties style:use-optimal-row-height="false" fo:keep-together="always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18" style:parent-style-name="NormalJust" style:family="paragraph">
      <style:paragraph-properties style:snap-to-layout-grid="false"/>
      <style:text-properties fo:language="en" fo:country="US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20" style:parent-style-name="NormalJust" style:family="paragraph">
      <style:paragraph-properties style:snap-to-layout-grid="false"/>
      <style:text-properties fo:language="en" fo:country="US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22" style:parent-style-name="NormalJust" style:family="paragraph">
      <style:paragraph-properties style:snap-to-layout-grid="false"/>
      <style:text-properties fo:language="en" fo:country="US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fo:padding-top="0in" fo:padding-left="0.0555in" fo:padding-bottom="0in" fo:padding-right="0.0555in"/>
    </style:style>
    <style:style style:name="P124" style:parent-style-name="NormalJust" style:family="paragraph">
      <style:paragraph-properties style:snap-to-layout-grid="false"/>
      <style:text-properties fo:language="en" fo:country="US"/>
    </style:style>
    <style:style style:name="TableRow125" style:family="table-row">
      <style:table-row-properties style:use-optimal-row-height="false" fo:keep-together="always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27" style:parent-style-name="NormalJust" style:family="paragraph">
      <style:paragraph-properties style:snap-to-layout-grid="false"/>
      <style:text-properties fo:language="en" fo:country="US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29" style:parent-style-name="NormalJust" style:family="paragraph">
      <style:paragraph-properties style:snap-to-layout-grid="false"/>
      <style:text-properties fo:language="en" fo:country="US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in" fo:padding-left="0.0555in" fo:padding-bottom="0in" fo:padding-right="0.0555in"/>
    </style:style>
    <style:style style:name="P131" style:parent-style-name="NormalJust" style:family="paragraph">
      <style:paragraph-properties style:snap-to-layout-grid="false"/>
      <style:text-properties fo:language="en" fo:country="US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in" fo:padding-left="0.0555in" fo:padding-bottom="0in" fo:padding-right="0.0555in"/>
    </style:style>
    <style:style style:name="P133" style:parent-style-name="NormalJust" style:family="paragraph">
      <style:paragraph-properties style:snap-to-layout-grid="false"/>
      <style:text-properties fo:language="en" fo:country="US"/>
    </style:style>
    <style:style style:name="P134" style:parent-style-name="NormalJust" style:family="paragraph">
      <style:text-properties fo:language="en" fo:country="US"/>
    </style:style>
    <style:style style:name="P135" style:parent-style-name="NormalJust" style:family="paragraph">
      <style:text-properties fo:font-weight="bold" style:font-weight-asian="bold" style:font-weight-complex="bold" fo:language="fr" fo:country="FR"/>
    </style:style>
    <style:style style:name="TableColumn137" style:family="table-column">
      <style:table-column-properties style:column-width="1.5375in" style:use-optimal-column-width="false"/>
    </style:style>
    <style:style style:name="TableColumn138" style:family="table-column">
      <style:table-column-properties style:column-width="1.6125in" style:use-optimal-column-width="false"/>
    </style:style>
    <style:style style:name="TableColumn139" style:family="table-column">
      <style:table-column-properties style:column-width="1.6263in" style:use-optimal-column-width="false"/>
    </style:style>
    <style:style style:name="Table136" style:family="table">
      <style:table-properties style:width="4.7763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69in solid #000000" fo:border-bottom="0.0069in solid #000000" fo:border-right="none" fo:background-color="#E5E5E5" style:writing-mode="lr-tb" fo:padding-top="0in" fo:padding-left="0.075in" fo:padding-bottom="0in" fo:padding-right="0.075in">
        <style:background-fill draw:fill="solid" draw:fill-color="#E5E5E5"/>
      </style:table-cell-properties>
    </style:style>
    <style:style style:name="P142" style:parent-style-name="NormalJust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Cell143" style:family="table-cell">
      <style:table-cell-properties fo:border-top="0.0069in solid #000000" fo:border-left="0.0069in solid #000000" fo:border-bottom="0.0069in solid #000000" fo:border-right="none" fo:background-color="#E5E5E5" style:writing-mode="lr-tb" fo:padding-top="0in" fo:padding-left="0.075in" fo:padding-bottom="0in" fo:padding-right="0.075in">
        <style:background-fill draw:fill="solid" draw:fill-color="#E5E5E5"/>
      </style:table-cell-properties>
    </style:style>
    <style:style style:name="P144" style:parent-style-name="NormalJust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Cell145" style:family="table-cell">
      <style:table-cell-properties fo:border="0.0069in solid #000000" fo:background-color="#E5E5E5" style:writing-mode="lr-tb" fo:padding-top="0in" fo:padding-left="0.075in" fo:padding-bottom="0in" fo:padding-right="0.075in">
        <style:background-fill draw:fill="solid" draw:fill-color="#E5E5E5"/>
      </style:table-cell-properties>
    </style:style>
    <style:style style:name="P146" style:parent-style-name="NormalJust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" style:parent-style-name="NormalJust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" style:parent-style-name="NormalJust" style:family="paragraph">
      <style:paragraph-properties style:snap-to-layout-grid="false"/>
      <style:text-properties fo:language="fr" fo:country="FR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3" style:parent-style-name="NormalJust" style:family="paragraph">
      <style:paragraph-properties style:snap-to-layout-grid="false"/>
      <style:text-properties fo:language="fr" fo:country="F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6" style:parent-style-name="NormalJust" style:family="paragraph">
      <style:paragraph-properties style:snap-to-layout-grid="false"/>
      <style:text-properties fo:language="fr" fo:country="FR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" style:parent-style-name="NormalJust" style:family="paragraph">
      <style:paragraph-properties style:snap-to-layout-grid="false"/>
      <style:text-properties fo:language="fr" fo:country="FR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0" style:parent-style-name="NormalJust" style:family="paragraph">
      <style:paragraph-properties style:snap-to-layout-grid="false"/>
      <style:text-properties fo:language="fr" fo:country="FR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" style:parent-style-name="NormalJust" style:family="paragraph">
      <style:paragraph-properties style:snap-to-layout-grid="false"/>
      <style:text-properties fo:language="fr" fo:country="FR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" style:parent-style-name="NormalJust" style:family="paragraph">
      <style:paragraph-properties style:snap-to-layout-grid="false"/>
      <style:text-properties fo:language="fr" fo:country="FR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7" style:parent-style-name="NormalJust" style:family="paragraph">
      <style:paragraph-properties style:snap-to-layout-grid="false"/>
      <style:text-properties fo:language="fr" fo:country="FR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" style:parent-style-name="NormalJust" style:family="paragraph">
      <style:paragraph-properties style:snap-to-layout-grid="false"/>
      <style:text-properties fo:language="fr" fo:country="FR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" style:parent-style-name="NormalJust" style:family="paragraph">
      <style:paragraph-properties style:snap-to-layout-grid="false"/>
      <style:text-properties fo:language="fr" fo:country="FR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4" style:parent-style-name="NormalJust" style:family="paragraph">
      <style:paragraph-properties style:snap-to-layout-grid="false"/>
      <style:text-properties fo:language="fr" fo:country="FR"/>
    </style:style>
    <style:style style:name="P175" style:parent-style-name="Standard" style:family="paragraph">
      <style:paragraph-properties fo:break-before="page" fo:text-align="center"/>
      <style:text-properties fo:font-weight="bold" style:font-weight-asian="bold" style:font-weight-complex="bold" fo:language="fr" fo:country="FR"/>
    </style:style>
    <style:style style:name="P176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79in"/>
        </style:tab-stops>
      </style:paragraph-properties>
    </style:style>
    <style:style style:name="T177" style:parent-style-name="Policepardéfaut" style:family="text">
      <style:text-properties fo:language="fr" fo:country="FR"/>
    </style:style>
    <style:style style:name="P17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7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80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79in"/>
        </style:tab-stops>
      </style:paragraph-properties>
    </style:style>
    <style:style style:name="T181" style:parent-style-name="Policepardéfaut" style:family="text">
      <style:text-properties fo:language="fr" fo:country="FR"/>
    </style:style>
    <style:style style:name="P182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79in"/>
        </style:tab-stops>
      </style:paragraph-properties>
    </style:style>
    <style:style style:name="T183" style:parent-style-name="Policepardéfaut" style:family="text">
      <style:text-properties fo:language="fr" fo:country="FR"/>
    </style:style>
    <style:style style:name="P18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85" style:parent-style-name="Contents3" style:family="paragraph">
      <style:paragraph-properties>
        <style:tab-stops>
          <style:tab-stop style:type="right" style:leader-style="dotted" style:leader-text="." style:position="6.1312in"/>
        </style:tab-stops>
      </style:paragraph-properties>
    </style:style>
    <style:style style:name="P186" style:parent-style-name="Contents3" style:family="paragraph">
      <style:paragraph-properties>
        <style:tab-stops>
          <style:tab-stop style:type="right" style:leader-style="dotted" style:leader-text="." style:position="6.1312in"/>
        </style:tab-stops>
      </style:paragraph-properties>
    </style:style>
    <style:style style:name="P187" style:parent-style-name="Contents3" style:family="paragraph">
      <style:paragraph-properties>
        <style:tab-stops>
          <style:tab-stop style:type="right" style:leader-style="dotted" style:leader-text="." style:position="6.1312in"/>
        </style:tab-stops>
      </style:paragraph-properties>
    </style:style>
    <style:style style:name="P188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79in"/>
        </style:tab-stops>
      </style:paragraph-properties>
    </style:style>
    <style:style style:name="T189" style:parent-style-name="Policepardéfaut" style:family="text">
      <style:text-properties fo:language="fr" fo:country="FR"/>
    </style:style>
    <style:style style:name="P19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9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92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79in"/>
        </style:tab-stops>
      </style:paragraph-properties>
    </style:style>
    <style:style style:name="T193" style:parent-style-name="Policepardéfaut" style:family="text">
      <style:text-properties fo:language="fr" fo:country="FR"/>
    </style:style>
    <style:style style:name="P19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95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79in"/>
        </style:tab-stops>
      </style:paragraph-properties>
    </style:style>
    <style:style style:name="T196" style:parent-style-name="Policepardéfaut" style:family="text">
      <style:text-properties fo:language="fr" fo:country="FR"/>
    </style:style>
    <style:style style:name="P197" style:parent-style-name="Contents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79in"/>
        </style:tab-stops>
      </style:paragraph-properties>
    </style:style>
    <style:style style:name="T198" style:parent-style-name="Policepardéfaut" style:family="text">
      <style:text-properties fo:language="fr" fo:country="FR"/>
    </style:style>
    <style:style style:name="P199" style:parent-style-name="NormalJust" style:family="paragraph">
      <style:paragraph-properties fo:margin-top="0.25in">
        <style:tab-stops>
          <style:tab-stop style:type="left" style:position="0.3333in"/>
          <style:tab-stop style:type="right" style:leader-style="dotted" style:leader-text="." style:position="6.293in"/>
          <style:tab-stop style:type="right" style:leader-style="dotted" style:leader-text="." style:position="6.2979in"/>
        </style:tab-stops>
      </style:paragraph-properties>
    </style:style>
    <style:style style:name="S1" style:family="section">
      <style:section-properties fo:margin-left="0in" fo:margin-right="0in" style:writing-mode="lr-tb"/>
    </style:style>
    <style:style style:name="P200" style:parent-style-name="NormalJust" style:family="paragraph">
      <style:paragraph-properties fo:margin-top="0.25in">
        <style:tab-stops>
          <style:tab-stop style:type="right" style:leader-style="dotted" style:leader-text="." style:position="5.9861in"/>
        </style:tab-stops>
      </style:paragraph-properties>
      <style:text-properties fo:language="fr" fo:country="FR"/>
    </style:style>
    <style:style style:name="T201" style:parent-style-name="Policepardéfaut" style:family="text">
      <style:text-properties fo:language="fr" fo:country="FR"/>
    </style:style>
    <style:style style:name="P202" style:parent-style-name="NormalWeb" style:list-style-name="LFO4" style:family="paragraph"/>
    <style:style style:name="P203" style:parent-style-name="NormalWeb" style:list-style-name="LFO4" style:family="paragraph"/>
    <style:style style:name="P204" style:parent-style-name="NormalWeb" style:list-style-name="LFO4" style:family="paragraph"/>
    <style:style style:name="P205" style:parent-style-name="NormalWeb" style:list-style-name="LFO4" style:family="paragraph"/>
    <style:style style:name="P206" style:parent-style-name="NormalWeb" style:list-style-name="LFO4" style:family="paragraph"/>
    <style:style style:name="P207" style:parent-style-name="Standard" style:family="paragraph">
      <style:text-properties fo:font-size="12pt" style:font-size-asian="12pt" style:font-size-complex="14pt"/>
    </style:style>
    <style:style style:name="P208" style:parent-style-name="Standard" style:list-style-name="LFO5" style:family="paragraph">
      <style:text-properties fo:font-size="12pt" style:font-size-asian="12pt" style:font-size-complex="14pt"/>
    </style:style>
    <style:style style:name="P209" style:parent-style-name="Standard" style:list-style-name="LFO5" style:family="paragraph">
      <style:text-properties fo:font-size="12pt" style:font-size-asian="12pt" style:font-size-complex="14pt"/>
    </style:style>
    <style:style style:name="P210" style:parent-style-name="Standard" style:list-style-name="LFO5" style:family="paragraph">
      <style:text-properties fo:font-size="12pt" style:font-size-asian="12pt" style:font-size-complex="14pt"/>
    </style:style>
    <style:style style:name="P211" style:parent-style-name="Standard" style:list-style-name="LFO5" style:family="paragraph">
      <style:text-properties fo:font-size="12pt" style:font-size-asian="12pt" style:font-size-complex="14pt"/>
    </style:style>
    <style:style style:name="P212" style:parent-style-name="Standard" style:family="paragraph">
      <style:text-properties fo:font-size="12pt" style:font-size-asian="12pt" style:font-size-complex="14pt"/>
    </style:style>
    <style:style style:name="P213" style:parent-style-name="Standard" style:list-style-name="LFO6" style:family="paragraph">
      <style:text-properties fo:font-size="12pt" style:font-size-asian="12pt" style:font-size-complex="14pt"/>
    </style:style>
    <style:style style:name="P214" style:parent-style-name="Standard" style:list-style-name="LFO6" style:family="paragraph">
      <style:text-properties fo:font-size="12pt" style:font-size-asian="12pt" style:font-size-complex="14pt"/>
    </style:style>
    <style:style style:name="P215" style:parent-style-name="Standard" style:list-style-name="LFO6" style:family="paragraph">
      <style:text-properties fo:font-size="12pt" style:font-size-asian="12pt" style:font-size-complex="14pt"/>
    </style:style>
    <style:style style:name="P216" style:parent-style-name="Standard" style:family="paragraph">
      <style:text-properties fo:font-size="12pt" style:font-size-asian="12pt" style:font-size-complex="14pt"/>
    </style:style>
    <style:style style:name="P217" style:parent-style-name="Standard" style:family="paragraph">
      <style:text-properties fo:font-size="12pt" style:font-size-asian="12pt" style:font-size-complex="14pt"/>
    </style:style>
    <style:style style:name="P218" style:parent-style-name="Standard" style:list-style-name="LFO7" style:family="paragraph">
      <style:text-properties fo:font-size="12pt" style:font-size-asian="12pt" style:font-size-complex="14pt"/>
    </style:style>
    <style:style style:name="P219" style:parent-style-name="Standard" style:list-style-name="LFO7" style:family="paragraph">
      <style:text-properties fo:font-size="12pt" style:font-size-asian="12pt" style:font-size-complex="14pt"/>
    </style:style>
    <style:style style:name="P220" style:parent-style-name="Standard" style:list-style-name="LFO7" style:family="paragraph">
      <style:text-properties fo:font-size="12pt" style:font-size-asian="12pt" style:font-size-complex="14pt"/>
    </style:style>
    <style:style style:name="P221" style:parent-style-name="Corpsdetexte2" style:family="paragraph">
      <style:text-properties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6pt"/>
    </style:style>
    <style:style style:name="P222" style:parent-style-name="Corpsdetexte2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T223" style:parent-style-name="Policepardéfaut" style:family="text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T224" style:parent-style-name="Policepardéfaut" style:family="text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T225" style:parent-style-name="Policepardéfaut" style:family="text">
      <style:text-properties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6pt"/>
    </style:style>
    <style:style style:name="T226" style:parent-style-name="Policepardéfaut" style:family="text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27" style:parent-style-name="Corpsdetexte2" style:list-style-name="LFO8" style:family="paragraph"/>
    <style:style style:name="T228" style:parent-style-name="Policepardéfaut" style:family="text">
      <style:text-properties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6pt"/>
    </style:style>
    <style:style style:name="T229" style:parent-style-name="Policepardéfaut" style:family="text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30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31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32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33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34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35" style:parent-style-name="Corpsdetexte2" style:list-style-name="LFO8" style:family="paragraph"/>
    <style:style style:name="T236" style:parent-style-name="Policepardéfaut" style:family="text">
      <style:text-properties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6pt"/>
    </style:style>
    <style:style style:name="T237" style:parent-style-name="Policepardéfaut" style:family="text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38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39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40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41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42" style:parent-style-name="Corpsdetexte2" style:list-style-name="LFO8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43" style:parent-style-name="Corpsdetexte2" style:family="paragraph">
      <style:text-properties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6pt"/>
    </style:style>
    <style:style style:name="P244" style:parent-style-name="Corpsdetexte2" style:family="paragraph">
      <style:text-properties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6pt"/>
    </style:style>
    <style:style style:name="P245" style:parent-style-name="Corpsdetexte2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46" style:parent-style-name="Corpsdetexte2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47" style:parent-style-name="Corpsdetexte2" style:list-style-name="LFO9" style:family="paragraph"/>
    <style:style style:name="T248" style:parent-style-name="Policepardéfaut" style:family="text">
      <style:text-properties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6pt"/>
    </style:style>
    <style:style style:name="T249" style:parent-style-name="Policepardéfaut" style:family="text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50" style:parent-style-name="Corpsdetexte2" style:list-style-name="LFO9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51" style:parent-style-name="Corpsdetexte2" style:list-style-name="LFO9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52" style:parent-style-name="Corpsdetexte2" style:list-style-name="LFO9" style:family="paragraph"/>
    <style:style style:name="T253" style:parent-style-name="Policepardéfaut" style:family="text">
      <style:text-properties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6pt"/>
    </style:style>
    <style:style style:name="T254" style:parent-style-name="Policepardéfaut" style:family="text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55" style:parent-style-name="Corpsdetexte2" style:list-style-name="LFO9" style:family="paragraph">
      <style:text-properties fo:font-style="normal" style:font-style-asian="normal" style:font-style-complex="normal" style:use-window-font-color="true" fo:font-size="12pt" style:font-size-asian="12pt" style:font-size-complex="16pt"/>
    </style:style>
    <style:style style:name="P256" style:parent-style-name="Standard" style:family="paragraph">
      <style:text-properties fo:font-size="12pt" style:font-size-asian="12pt" style:font-size-complex="14pt" fo:language="fr" fo:country="FR"/>
    </style:style>
    <style:style style:name="P257" style:parent-style-name="Pieddepage" style:family="paragraph">
      <style:paragraph-properties>
        <style:tab-stops/>
      </style:paragraph-properties>
      <style:text-properties fo:font-size="12pt" style:font-size-asian="12pt" style:font-size-complex="14pt" fo:language="fr" fo:country="FR"/>
    </style:style>
    <style:style style:name="P258" style:parent-style-name="Standard" style:family="paragraph">
      <style:text-properties fo:font-weight="bold" style:font-weight-asian="bold" style:font-weight-complex="bold" fo:font-size="12pt" style:font-size-asian="12pt" style:font-size-complex="14pt" fo:language="fr" fo:country="FR"/>
    </style:style>
    <style:style style:name="P259" style:parent-style-name="Standard" style:family="paragraph">
      <style:text-properties fo:language="fr" fo:country="FR"/>
    </style:style>
    <style:style style:name="TableColumn261" style:family="table-column">
      <style:table-column-properties style:column-width="0.4583in"/>
    </style:style>
    <style:style style:name="TableColumn262" style:family="table-column">
      <style:table-column-properties style:column-width="2.6958in"/>
    </style:style>
    <style:style style:name="TableColumn263" style:family="table-column">
      <style:table-column-properties style:column-width="2.4611in"/>
    </style:style>
    <style:style style:name="TableColumn264" style:family="table-column">
      <style:table-column-properties style:column-width="2.0222in"/>
    </style:style>
    <style:style style:name="Table260" style:family="table">
      <style:table-properties style:width="7.6375in" fo:margin-left="-0.6965in" table:align="left"/>
    </style:style>
    <style:style style:name="TableRow265" style:family="table-row">
      <style:table-row-properties style:min-row-height="0.2333in"/>
    </style:style>
    <style:style style:name="TableCell266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267" style:parent-style-name="Standard" style:family="paragraph">
      <style:text-properties fo:language="fr" fo:country="FR"/>
    </style:style>
    <style:style style:name="TableCell268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269" style:parent-style-name="Standard" style:family="paragraph">
      <style:text-properties fo:language="fr" fo:country="FR"/>
    </style:style>
    <style:style style:name="TableCell270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271" style:parent-style-name="Standard" style:family="paragraph">
      <style:text-properties fo:language="fr" fo:country="FR"/>
    </style:style>
    <style:style style:name="TableCell272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273" style:parent-style-name="Standard" style:family="paragraph">
      <style:text-properties fo:language="fr" fo:country="FR"/>
    </style:style>
    <style:style style:name="TableRow274" style:family="table-row">
      <style:table-row-properties style:min-row-height="0.2333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text-properties fo:language="fr" fo:country="FR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text-properties fo:language="fr" fo:country="FR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start"/>
      <style:text-properties fo:language="fr" fo:country="FR"/>
    </style:style>
    <style:style style:name="P282" style:parent-style-name="Standard" style:family="paragraph">
      <style:paragraph-properties fo:text-align="start"/>
      <style:text-properties fo:language="fr" fo:country="FR"/>
    </style:style>
    <style:style style:name="TableRow283" style:family="table-row">
      <style:table-row-properties style:min-row-height="0.2333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text-properties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text-properties fo:language="fr" fo:country="FR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start"/>
      <style:text-properties fo:language="en" fo:country="US"/>
    </style:style>
    <style:style style:name="P290" style:parent-style-name="Standard" style:family="paragraph">
      <style:text-properties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text-properties fo:language="fr" fo:country="FR"/>
    </style:style>
    <style:style style:name="TableRow293" style:family="table-row">
      <style:table-row-properties style:min-row-height="0.2333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text-properties fo:language="fr" fo:country="FR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text-properties fo:language="fr" fo:country="FR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start"/>
      <style:text-properties fo:language="fr" fo:country="FR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text-properties fo:language="fr" fo:country="FR"/>
    </style:style>
    <style:style style:name="TableRow302" style:family="table-row">
      <style:table-row-properties style:min-row-height="0.2333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text-properties fo:language="fr" fo:country="FR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text-properties fo:language="fr" fo:country="FR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text-properties fo:language="fr" fo:country="FR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text-properties fo:language="fr" fo:country="FR"/>
    </style:style>
    <style:style style:name="TableRow311" style:family="table-row">
      <style:table-row-properties style:min-row-height="0.2333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text-properties fo:language="fr" fo:country="FR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text-properties fo:language="fr" fo:country="FR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text-properties fo:language="fr" fo:country="FR"/>
    </style:style>
    <style:style style:name="P318" style:parent-style-name="Standard" style:family="paragraph">
      <style:text-properties fo:language="fr" fo:country="FR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text-properties fo:language="fr" fo:country="FR"/>
    </style:style>
    <style:style style:name="P321" style:parent-style-name="Standard" style:family="paragraph">
      <style:text-properties fo:language="fr" fo:country="FR"/>
    </style:style>
    <style:style style:name="P322" style:parent-style-name="Standard" style:family="paragraph">
      <style:text-properties fo:language="fr" fo:country="FR"/>
    </style:style>
    <style:style style:name="TableRow323" style:family="table-row">
      <style:table-row-properties style:min-row-height="0.2333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text-properties fo:language="fr" fo:country="FR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text-properties fo:language="fr" fo:country="FR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text-properties fo:language="fr" fo:country="FR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text-properties fo:language="fr" fo:country="FR"/>
    </style:style>
    <style:style style:name="P332" style:parent-style-name="Standard" style:family="paragraph">
      <style:text-properties fo:language="fr" fo:country="FR"/>
    </style:style>
    <style:style style:name="P333" style:parent-style-name="Légende" style:family="paragraph">
      <style:text-properties fo:font-weight="bold" style:font-weight-asian="bold" style:font-weight-complex="bold" fo:font-style="normal" style:font-style-asian="normal" style:font-style-complex="normal"/>
    </style:style>
    <style:style style:name="P334" style:parent-style-name="Standard" style:family="paragraph">
      <style:text-properties fo:font-size="12pt" style:font-size-asian="12pt" style:font-size-complex="14pt" fo:language="fr" fo:country="FR"/>
    </style:style>
    <style:style style:name="TableColumn336" style:family="table-column">
      <style:table-column-properties style:column-width="0.4583in"/>
    </style:style>
    <style:style style:name="TableColumn337" style:family="table-column">
      <style:table-column-properties style:column-width="2.6958in"/>
    </style:style>
    <style:style style:name="TableColumn338" style:family="table-column">
      <style:table-column-properties style:column-width="2.4611in"/>
    </style:style>
    <style:style style:name="TableColumn339" style:family="table-column">
      <style:table-column-properties style:column-width="2.0222in"/>
    </style:style>
    <style:style style:name="Table335" style:family="table">
      <style:table-properties style:width="7.6375in" fo:margin-left="-0.6965in" table:align="left"/>
    </style:style>
    <style:style style:name="TableRow340" style:family="table-row">
      <style:table-row-properties style:min-row-height="0.2333in"/>
    </style:style>
    <style:style style:name="TableCell341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342" style:parent-style-name="Standard" style:family="paragraph">
      <style:text-properties fo:language="fr" fo:country="FR"/>
    </style:style>
    <style:style style:name="TableCell343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344" style:parent-style-name="Standard" style:family="paragraph">
      <style:text-properties fo:language="fr" fo:country="FR"/>
    </style:style>
    <style:style style:name="TableCell345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346" style:parent-style-name="Standard" style:family="paragraph">
      <style:text-properties fo:language="fr" fo:country="FR"/>
    </style:style>
    <style:style style:name="TableCell347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348" style:parent-style-name="Standard" style:family="paragraph">
      <style:text-properties fo:language="fr" fo:country="FR"/>
    </style:style>
    <style:style style:name="TableRow349" style:family="table-row">
      <style:table-row-properties style:min-row-height="0.2333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text-properties fo:language="fr" fo:country="FR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text-properties fo:language="fr" fo:country="FR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start"/>
      <style:text-properties fo:language="fr" fo:country="FR"/>
    </style:style>
    <style:style style:name="TableRow357" style:family="table-row">
      <style:table-row-properties style:min-row-height="0.2333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text-properties fo:language="en" fo:country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text-properties fo:language="fr" fo:country="FR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text-properties fo:language="fr" fo:country="FR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text-properties fo:language="fr" fo:country="FR"/>
    </style:style>
    <style:style style:name="P366" style:parent-style-name="Standard" style:family="paragraph">
      <style:text-properties fo:language="fr" fo:country="FR"/>
    </style:style>
    <style:style style:name="P367" style:parent-style-name="Standard" style:family="paragraph">
      <style:text-properties fo:language="fr" fo:country="FR"/>
    </style:style>
    <style:style style:name="TableRow368" style:family="table-row">
      <style:table-row-properties style:min-row-height="0.2333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text-properties fo:language="fr" fo:country="FR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text-properties fo:language="fr" fo:country="FR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start"/>
      <style:text-properties fo:language="fr" fo:country="FR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376" style:parent-style-name="Policepardéfaut" style:family="text">
      <style:text-properties fo:language="fr" fo:country="FR"/>
    </style:style>
    <style:style style:name="T377" style:parent-style-name="Policepardéfaut" style:family="text">
      <style:text-properties fo:language="fr" fo:country="FR"/>
    </style:style>
    <style:style style:name="P378" style:parent-style-name="Légende" style:family="paragraph">
      <style:text-properties fo:font-style="normal" style:font-style-asian="normal" style:font-style-complex="normal"/>
    </style:style>
    <style:style style:name="P379" style:parent-style-name="Légende" style:family="paragraph">
      <style:text-properties fo:font-style="normal" style:font-style-asian="normal" style:font-style-complex="normal"/>
    </style:style>
    <style:style style:name="P380" style:parent-style-name="Légende" style:family="paragraph">
      <style:text-properties fo:font-style="normal" style:font-style-asian="normal" style:font-style-complex="normal"/>
    </style:style>
    <style:style style:name="P381" style:parent-style-name="Légende" style:family="paragraph">
      <style:text-properties fo:font-style="normal" style:font-style-asian="normal" style:font-style-complex="normal"/>
    </style:style>
    <style:style style:name="P382" style:parent-style-name="Légende" style:family="paragraph">
      <style:text-properties fo:font-weight="bold" style:font-weight-asian="bold" style:font-weight-complex="bold" fo:font-style="normal" style:font-style-asian="normal" style:font-style-complex="normal"/>
    </style:style>
    <style:style style:name="P383" style:parent-style-name="Légende" style:family="paragraph">
      <style:text-properties fo:font-style="normal" style:font-style-asian="normal" style:font-style-complex="normal"/>
    </style:style>
    <style:style style:name="TableColumn385" style:family="table-column">
      <style:table-column-properties style:column-width="0.4583in"/>
    </style:style>
    <style:style style:name="TableColumn386" style:family="table-column">
      <style:table-column-properties style:column-width="2.6958in"/>
    </style:style>
    <style:style style:name="TableColumn387" style:family="table-column">
      <style:table-column-properties style:column-width="2.4611in"/>
    </style:style>
    <style:style style:name="TableColumn388" style:family="table-column">
      <style:table-column-properties style:column-width="2.0222in"/>
    </style:style>
    <style:style style:name="Table384" style:family="table">
      <style:table-properties style:width="7.6375in" fo:margin-left="-0.6965in" table:align="left"/>
    </style:style>
    <style:style style:name="TableRow389" style:family="table-row">
      <style:table-row-properties style:min-row-height="0.2333in"/>
    </style:style>
    <style:style style:name="TableCell390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391" style:parent-style-name="Standard" style:family="paragraph">
      <style:text-properties fo:language="fr" fo:country="FR"/>
    </style:style>
    <style:style style:name="TableCell392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393" style:parent-style-name="Standard" style:family="paragraph">
      <style:text-properties fo:language="fr" fo:country="FR"/>
    </style:style>
    <style:style style:name="TableCell394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395" style:parent-style-name="Standard" style:family="paragraph">
      <style:text-properties fo:language="fr" fo:country="FR"/>
    </style:style>
    <style:style style:name="TableCell396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397" style:parent-style-name="Standard" style:family="paragraph">
      <style:text-properties fo:language="fr" fo:country="FR"/>
    </style:style>
    <style:style style:name="TableRow398" style:family="table-row">
      <style:table-row-properties style:min-row-height="0.2333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text-properties fo:language="fr" fo:country="FR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start"/>
      <style:text-properties fo:language="fr" fo:country="FR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star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start"/>
    </style:style>
    <style:style style:name="T407" style:parent-style-name="Policepardéfaut" style:family="text">
      <style:text-properties fo:language="fr" fo:country="FR"/>
    </style:style>
    <style:style style:name="P408" style:parent-style-name="Légende" style:family="paragraph">
      <style:text-properties fo:font-weight="bold" style:font-weight-asian="bold" style:font-weight-complex="bold" fo:font-style="normal" style:font-style-asian="normal" style:font-style-complex="normal" fo:language="en" fo:country="US"/>
    </style:style>
    <style:style style:name="P409" style:parent-style-name="Légende" style:family="paragraph">
      <style:text-properties fo:font-style="normal" style:font-style-asian="normal" style:font-style-complex="normal"/>
    </style:style>
    <style:style style:name="TableColumn411" style:family="table-column">
      <style:table-column-properties style:column-width="0.4583in"/>
    </style:style>
    <style:style style:name="TableColumn412" style:family="table-column">
      <style:table-column-properties style:column-width="2.6958in"/>
    </style:style>
    <style:style style:name="TableColumn413" style:family="table-column">
      <style:table-column-properties style:column-width="2.4611in"/>
    </style:style>
    <style:style style:name="TableColumn414" style:family="table-column">
      <style:table-column-properties style:column-width="2.0222in"/>
    </style:style>
    <style:style style:name="Table410" style:family="table">
      <style:table-properties style:width="7.6375in" fo:margin-left="-0.6965in" table:align="left"/>
    </style:style>
    <style:style style:name="TableRow415" style:family="table-row">
      <style:table-row-properties style:min-row-height="0.2333in"/>
    </style:style>
    <style:style style:name="TableCell416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417" style:parent-style-name="Standard" style:family="paragraph">
      <style:text-properties fo:language="fr" fo:country="FR"/>
    </style:style>
    <style:style style:name="TableCell418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419" style:parent-style-name="Standard" style:family="paragraph">
      <style:text-properties fo:language="fr" fo:country="FR"/>
    </style:style>
    <style:style style:name="TableCell420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421" style:parent-style-name="Standard" style:family="paragraph">
      <style:text-properties fo:language="fr" fo:country="FR"/>
    </style:style>
    <style:style style:name="TableCell422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423" style:parent-style-name="Standard" style:family="paragraph">
      <style:text-properties fo:language="fr" fo:country="FR"/>
    </style:style>
    <style:style style:name="TableRow424" style:family="table-row">
      <style:table-row-properties style:min-row-height="0.2333in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text-properties fo:language="fr" fo:country="FR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text-properties fo:language="fr" fo:country="FR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start"/>
      <style:text-properties fo:language="fr" fo:country="FR"/>
    </style:style>
    <style:style style:name="TableRow432" style:family="table-row">
      <style:table-row-properties style:min-row-height="0.2333in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text-properties fo:language="en" fo:country="U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text-properties fo:language="fr" fo:country="FR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text-properties fo:language="fr" fo:country="FR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start"/>
      <style:text-properties fo:language="fr" fo:country="FR"/>
    </style:style>
    <style:style style:name="TableRow441" style:family="table-row">
      <style:table-row-properties style:min-row-height="0.2333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text-properties fo:language="fr" fo:country="FR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text-properties fo:language="fr" fo:country="FR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start"/>
      <style:text-properties fo:language="fr" fo:country="FR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text-properties fo:language="fr" fo:country="FR"/>
    </style:style>
    <style:style style:name="P450" style:parent-style-name="Légende" style:family="paragraph">
      <style:text-properties fo:font-weight="bold" style:font-weight-asian="bold" style:font-weight-complex="bold" fo:font-style="normal" style:font-style-asian="normal" style:font-style-complex="normal" fo:language="fr" fo:country="FR"/>
    </style:style>
    <style:style style:name="P451" style:parent-style-name="Légende" style:family="paragraph">
      <style:text-properties fo:font-style="normal" style:font-style-asian="normal" style:font-style-complex="normal"/>
    </style:style>
    <style:style style:name="TableColumn453" style:family="table-column">
      <style:table-column-properties style:column-width="0.4583in"/>
    </style:style>
    <style:style style:name="TableColumn454" style:family="table-column">
      <style:table-column-properties style:column-width="2.6958in"/>
    </style:style>
    <style:style style:name="TableColumn455" style:family="table-column">
      <style:table-column-properties style:column-width="2.4611in"/>
    </style:style>
    <style:style style:name="TableColumn456" style:family="table-column">
      <style:table-column-properties style:column-width="2.0222in"/>
    </style:style>
    <style:style style:name="Table452" style:family="table">
      <style:table-properties style:width="7.6375in" fo:margin-left="-0.6965in" table:align="left"/>
    </style:style>
    <style:style style:name="TableRow457" style:family="table-row">
      <style:table-row-properties style:min-row-height="0.2333in"/>
    </style:style>
    <style:style style:name="TableCell458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459" style:parent-style-name="Standard" style:family="paragraph">
      <style:text-properties fo:language="fr" fo:country="FR"/>
    </style:style>
    <style:style style:name="TableCell460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461" style:parent-style-name="Standard" style:family="paragraph">
      <style:text-properties fo:language="fr" fo:country="FR"/>
    </style:style>
    <style:style style:name="TableCell462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463" style:parent-style-name="Standard" style:family="paragraph">
      <style:text-properties fo:language="fr" fo:country="FR"/>
    </style:style>
    <style:style style:name="TableCell464" style:family="table-cell">
      <style:table-cell-properties fo:border="0.0069in solid #000000" fo:background-color="#A6A6A6" style:writing-mode="lr-tb" fo:padding-top="0in" fo:padding-left="0.075in" fo:padding-bottom="0in" fo:padding-right="0.075in">
        <style:background-fill draw:fill="solid" draw:fill-color="#A6A6A6"/>
      </style:table-cell-properties>
    </style:style>
    <style:style style:name="P465" style:parent-style-name="Standard" style:family="paragraph">
      <style:text-properties fo:language="fr" fo:country="FR"/>
    </style:style>
    <style:style style:name="TableRow466" style:family="table-row">
      <style:table-row-properties style:min-row-height="0.2333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text-properties fo:language="fr" fo:country="FR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71" style:family="table-column">
      <style:table-column-properties style:column-width="2.5458in"/>
    </style:style>
    <style:style style:name="Table470" style:family="table">
      <style:table-properties style:width="2.5458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4" style:parent-style-name="Standard" style:family="paragraph">
      <style:text-properties text:display="none"/>
    </style:style>
    <style:style style:name="TableColumn476" style:family="table-column">
      <style:table-column-properties style:column-width="0.0666in"/>
    </style:style>
    <style:style style:name="Table475" style:family="table">
      <style:table-properties style:width="0.0666in" fo:margin-left="0in" table:align="left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9" style:parent-style-name="Standard" style:family="paragraph">
      <style:text-properties fo:language="fr" fo:country="FR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82" style:family="table-column">
      <style:table-column-properties style:column-width="2.3111in"/>
    </style:style>
    <style:style style:name="Table481" style:family="table">
      <style:table-properties style:width="2.3111in" fo:margin-left="0in" table:align="left"/>
    </style:style>
    <style:style style:name="TableRow483" style:family="table-row">
      <style:table-row-properties/>
    </style:style>
    <style:style style:name="TableCell4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5" style:parent-style-name="Standard" style:family="paragraph">
      <style:text-properties text:display="none"/>
    </style:style>
    <style:style style:name="TableColumn487" style:family="table-column">
      <style:table-column-properties style:column-width="0.0666in"/>
    </style:style>
    <style:style style:name="Table486" style:family="table">
      <style:table-properties style:width="0.0666in" fo:margin-left="0in" table:align="left"/>
    </style:style>
    <style:style style:name="TableRow488" style:family="table-row">
      <style:table-row-properties/>
    </style:style>
    <style:style style:name="TableCell4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text-align="start"/>
      <style:text-properties fo:language="fr" fo:country="FR"/>
    </style:style>
    <style:style style:name="TableRow492" style:family="table-row">
      <style:table-row-properties style:min-row-height="0.2333in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text-properties fo:language="en" fo:country="US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text-properties fo:language="fr" fo:country="FR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text-properties fo:language="fr" fo:country="FR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text-align="start"/>
      <style:text-properties fo:language="fr" fo:country="FR"/>
    </style:style>
    <style:style style:name="TableRow501" style:family="table-row">
      <style:table-row-properties style:min-row-height="0.2333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text-properties fo:language="fr" fo:country="FR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text-properties fo:language="fr" fo:country="FR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start"/>
      <style:text-properties fo:language="fr" fo:country="FR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text-properties fo:language="fr" fo:country="FR"/>
    </style:style>
    <style:style style:name="TableRow510" style:family="table-row">
      <style:table-row-properties style:min-row-height="0.2333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text-properties fo:language="fr" fo:country="FR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text-properties fo:language="fr" fo:country="FR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text-align="start"/>
      <style:text-properties fo:language="fr" fo:country="FR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text-properties fo:language="fr" fo:country="FR"/>
    </style:style>
    <style:style style:name="TableRow519" style:family="table-row">
      <style:table-row-properties style:min-row-height="0.2333in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text-properties fo:language="fr" fo:country="FR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text-properties fo:language="fr" fo:country="FR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start"/>
      <style:text-properties fo:language="fr" fo:country="FR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text-properties fo:language="fr" fo:country="FR"/>
    </style:style>
    <style:style style:name="P528" style:parent-style-name="Standard" style:family="paragraph">
      <style:text-properties fo:font-size="12pt" style:font-size-asian="12pt" style:font-size-complex="14pt" fo:language="fr" fo:country="FR"/>
    </style:style>
    <style:style style:name="P529" style:parent-style-name="Standard" style:family="paragraph">
      <style:text-properties fo:font-size="12pt" style:font-size-asian="12pt" style:font-size-complex="14pt" fo:language="fr" fo:country="FR"/>
    </style:style>
    <style:style style:name="P530" style:parent-style-name="Standard" style:family="paragraph">
      <style:text-properties fo:font-size="12pt" style:font-size-asian="12pt" style:font-size-complex="14pt" fo:language="fr" fo:country="FR"/>
    </style:style>
    <style:style style:name="P531" style:parent-style-name="Standard" style:family="paragraph">
      <style:text-properties fo:font-size="12pt" style:font-size-asian="12pt" style:font-size-complex="14pt" fo:language="fr" fo:country="FR"/>
    </style:style>
    <style:style style:name="P532" style:parent-style-name="Standard" style:family="paragraph">
      <style:text-properties fo:font-size="12pt" style:font-size-asian="12pt" style:font-size-complex="14pt" fo:language="fr" fo:country="FR"/>
    </style:style>
    <style:style style:name="P533" style:parent-style-name="Standard" style:family="paragraph">
      <style:text-properties fo:font-size="12pt" style:font-size-asian="12pt" style:font-size-complex="14pt" fo:language="fr" fo:country="FR"/>
    </style:style>
    <style:style style:name="TableColumn535" style:family="table-column">
      <style:table-column-properties style:column-width="1.6118in" style:use-optimal-column-width="false"/>
    </style:style>
    <style:style style:name="TableColumn536" style:family="table-column">
      <style:table-column-properties style:column-width="1.6118in" style:use-optimal-column-width="false"/>
    </style:style>
    <style:style style:name="TableColumn537" style:family="table-column">
      <style:table-column-properties style:column-width="3.2388in" style:use-optimal-column-width="false"/>
    </style:style>
    <style:style style:name="Table534" style:family="table">
      <style:table-properties style:width="6.4625in" fo:margin-left="-0.0819in" table:align="left"/>
    </style:style>
    <style:style style:name="TableRow538" style:family="table-row">
      <style:table-row-properties style:use-optimal-row-height="false" fo:keep-together="always"/>
    </style:style>
    <style:style style:name="TableCell539" style:family="table-cell">
      <style:table-cell-properties fo:border="0.0069in solid #000000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540" style:parent-style-name="Standard" style:family="paragraph">
      <style:paragraph-properties style:snap-to-layout-grid="false" fo:text-align="center"/>
      <style:text-properties fo:font-weight="bold" style:font-weight-asian="bold" style:font-weight-complex="bold" fo:language="fr" fo:country="FR"/>
    </style:style>
    <style:style style:name="TableRow541" style:family="table-row">
      <style:table-row-properties style:use-optimal-row-height="false" fo:keep-together="always"/>
    </style:style>
    <style:style style:name="TableCell542" style:family="table-cell">
      <style:table-cell-properties fo:border-top="none" fo:border-left="0.0069in solid #000000" fo:border-bottom="0.0069in solid #000000" fo:border-right="none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43" style:parent-style-name="Standard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Cell544" style:family="table-cell">
      <style:table-cell-properties fo:border-top="none" fo:border-left="0.0069in solid #000000" fo:border-bottom="0.0069in solid #000000" fo:border-right="none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45" style:parent-style-name="Standard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Cell546" style:family="table-cell">
      <style:table-cell-properties fo:border-top="none" fo:border-left="0.0069in solid #000000" fo:border-bottom="0.0069in solid #000000" fo:border-right="0.0069in solid #000000" fo:background-color="#CCCCCC" style:writing-mode="lr-tb" fo:padding-top="0in" fo:padding-left="0.075in" fo:padding-bottom="0in" fo:padding-right="0.075in">
        <style:background-fill draw:fill="solid" draw:fill-color="#CCCCCC"/>
      </style:table-cell-properties>
    </style:style>
    <style:style style:name="P547" style:parent-style-name="Standard" style:family="paragraph">
      <style:paragraph-properties style:snap-to-layout-grid="false"/>
      <style:text-properties fo:font-weight="bold" style:font-weight-asian="bold" style:font-weight-complex="bold" fo:language="fr" fo:country="FR"/>
    </style:style>
    <style:style style:name="TableRow548" style:family="table-row">
      <style:table-row-properties style:use-optimal-row-height="false" fo:keep-together="always"/>
    </style:style>
    <style:style style:name="TableCell5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0" style:parent-style-name="Standard" style:family="paragraph">
      <style:paragraph-properties style:snap-to-layout-grid="false"/>
      <style:text-properties fo:language="fr" fo:country="FR"/>
    </style:style>
    <style:style style:name="TableCell5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2" style:parent-style-name="Standard" style:family="paragraph">
      <style:paragraph-properties style:snap-to-layout-grid="false"/>
      <style:text-properties fo:language="fr" fo:country="FR"/>
    </style:style>
    <style:style style:name="TableCell5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style:snap-to-layout-grid="false"/>
      <style:text-properties fo:language="fr" fo:country="FR"/>
    </style:style>
    <style:style style:name="TableRow555" style:family="table-row">
      <style:table-row-properties style:use-optimal-row-height="false" fo:keep-together="always"/>
    </style:style>
    <style:style style:name="TableCell5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7" style:parent-style-name="Standard" style:family="paragraph">
      <style:paragraph-properties style:snap-to-layout-grid="false"/>
      <style:text-properties fo:language="fr" fo:country="FR"/>
    </style:style>
    <style:style style:name="TableCell5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9" style:parent-style-name="Pieddepage" style:family="paragraph">
      <style:paragraph-properties style:snap-to-layout-grid="false">
        <style:tab-stops/>
      </style:paragraph-properties>
      <style:text-properties fo:language="fr" fo:country="FR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style:snap-to-layout-grid="false"/>
      <style:text-properties fo:language="fr" fo:country="FR"/>
    </style:style>
    <style:style style:name="TableColumn563" style:family="table-column">
      <style:table-column-properties style:column-width="2.1493in" style:use-optimal-column-width="false"/>
    </style:style>
    <style:style style:name="TableColumn564" style:family="table-column">
      <style:table-column-properties style:column-width="0.9256in" style:use-optimal-column-width="false"/>
    </style:style>
    <style:style style:name="TableColumn565" style:family="table-column">
      <style:table-column-properties style:column-width="3.3875in" style:use-optimal-column-width="false"/>
    </style:style>
    <style:style style:name="Table562" style:family="table">
      <style:table-properties style:width="6.4625in" fo:margin-left="-0.0819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0.0069in solid #000000" fo:border-left="0.0069in solid #000000" fo:border-bottom="0.0069in solid #000000" fo:border-right="none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568" style:parent-style-name="Pieddepage" style:family="paragraph">
      <style:paragraph-properties style:snap-to-layout-grid="false" fo:text-align="center">
        <style:tab-stops/>
      </style:paragraph-properties>
      <style:text-properties fo:font-weight="bold" style:font-weight-asian="bold" style:font-weight-complex="bold" fo:language="fr" fo:country="FR"/>
    </style:style>
    <style:style style:name="TableCell569" style:family="table-cell">
      <style:table-cell-properties fo:border-top="0.0069in solid #000000" fo:border-left="0.0069in solid #000000" fo:border-bottom="0.0069in solid #000000" fo:border-right="none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570" style:parent-style-name="Pieddepage" style:family="paragraph">
      <style:paragraph-properties style:snap-to-layout-grid="false" fo:text-align="center">
        <style:tab-stops/>
      </style:paragraph-properties>
      <style:text-properties fo:font-weight="bold" style:font-weight-asian="bold" style:font-weight-complex="bold" fo:language="fr" fo:country="FR"/>
    </style:style>
    <style:style style:name="TableCell571" style:family="table-cell">
      <style:table-cell-properties fo:border="0.0069in solid #000000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572" style:parent-style-name="Pieddepage" style:family="paragraph">
      <style:paragraph-properties style:snap-to-layout-grid="false" fo:text-align="center">
        <style:tab-stops/>
      </style:paragraph-properties>
      <style:text-properties fo:font-weight="bold" style:font-weight-asian="bold" style:font-weight-complex="bold" fo:language="fr" fo:country="FR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75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Cell57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77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Cell5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9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82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Cell58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84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Cell58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6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89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91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Cell5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3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96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Cell59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98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TableCell5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0" style:parent-style-name="Pieddepage" style:family="paragraph">
      <style:paragraph-properties style:snap-to-layout-grid="false" fo:text-align="center">
        <style:tab-stops/>
      </style:paragraph-properties>
      <style:text-properties fo:language="fr" fo:country="FR"/>
    </style:style>
    <style:style style:name="P601" style:parent-style-name="Standard" style:family="paragraph">
      <style:text-properties fo:language="fr" fo:country="FR"/>
    </style:style>
    <style:style style:name="P602" style:parent-style-name="Standard" style:family="paragraph">
      <style:text-properties fo:language="fr" fo:country="FR"/>
    </style:style>
    <style:style style:name="P603" style:parent-style-name="Standard" style:family="paragraph">
      <style:text-properties fo:language="fr" fo:country="FR"/>
    </style:style>
    <style:style style:name="TableColumn605" style:family="table-column">
      <style:table-column-properties style:column-width="1.45in" style:use-optimal-column-width="false"/>
    </style:style>
    <style:style style:name="TableColumn606" style:family="table-column">
      <style:table-column-properties style:column-width="2.625in" style:use-optimal-column-width="false"/>
    </style:style>
    <style:style style:name="TableColumn607" style:family="table-column">
      <style:table-column-properties style:column-width="1.25in" style:use-optimal-column-width="false"/>
    </style:style>
    <style:style style:name="TableColumn608" style:family="table-column">
      <style:table-column-properties style:column-width="1.1375in" style:use-optimal-column-width="false"/>
    </style:style>
    <style:style style:name="Table604" style:family="table">
      <style:table-properties style:width="6.4625in" fo:margin-left="-0.0819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0.0069in solid #000000" fo:border-left="0.0069in solid #000000" fo:border-bottom="0.0069in solid #000000" fo:border-right="none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611" style:parent-style-name="Standard" style:family="paragraph">
      <style:paragraph-properties style:snap-to-layout-grid="false" fo:text-align="center"/>
      <style:text-properties fo:font-weight="bold" style:font-weight-asian="bold" style:font-weight-complex="bold" fo:language="fr" fo:country="FR"/>
    </style:style>
    <style:style style:name="TableCell612" style:family="table-cell">
      <style:table-cell-properties fo:border-top="0.0069in solid #000000" fo:border-left="0.0069in solid #000000" fo:border-bottom="0.0069in solid #000000" fo:border-right="none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613" style:parent-style-name="Standard" style:family="paragraph">
      <style:paragraph-properties style:snap-to-layout-grid="false" fo:text-align="center"/>
      <style:text-properties fo:font-weight="bold" style:font-weight-asian="bold" style:font-weight-complex="bold" fo:language="fr" fo:country="FR"/>
    </style:style>
    <style:style style:name="TableCell614" style:family="table-cell">
      <style:table-cell-properties fo:border-top="0.0069in solid #000000" fo:border-left="0.0069in solid #000000" fo:border-bottom="0.0069in solid #000000" fo:border-right="none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615" style:parent-style-name="Standard" style:family="paragraph">
      <style:paragraph-properties style:snap-to-layout-grid="false" fo:text-align="center"/>
      <style:text-properties fo:font-weight="bold" style:font-weight-asian="bold" style:font-weight-complex="bold" fo:font-size="10pt" style:font-size-asian="10pt" fo:language="fr" fo:country="FR"/>
    </style:style>
    <style:style style:name="TableCell616" style:family="table-cell">
      <style:table-cell-properties fo:border="0.0069in solid #000000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617" style:parent-style-name="Standard" style:family="paragraph">
      <style:paragraph-properties style:snap-to-layout-grid="false" fo:text-align="center"/>
      <style:text-properties fo:font-weight="bold" style:font-weight-asian="bold" style:font-weight-complex="bold" fo:font-size="10pt" style:font-size-asian="10pt" fo:language="fr" fo:country="FR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20" style:parent-style-name="Standard" style:family="paragraph">
      <style:paragraph-properties style:snap-to-layout-grid="false" fo:text-align="center"/>
      <style:text-properties fo:language="fr" fo:country="FR"/>
    </style:style>
    <style:style style:name="TableCell62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22" style:parent-style-name="Standard" style:family="paragraph">
      <style:paragraph-properties style:snap-to-layout-grid="false" fo:text-align="center"/>
      <style:text-properties fo:language="fr" fo:country="FR"/>
    </style:style>
    <style:style style:name="TableCell6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4" style:parent-style-name="Standard" style:family="paragraph">
      <style:paragraph-properties style:snap-to-layout-grid="false" fo:text-align="center"/>
      <style:text-properties fo:language="fr" fo:country="FR"/>
    </style:style>
    <style:style style:name="TableCell6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style:snap-to-layout-grid="false" fo:text-align="center"/>
      <style:text-properties fo:language="fr" fo:country="FR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29" style:parent-style-name="Standard" style:family="paragraph">
      <style:paragraph-properties style:snap-to-layout-grid="false" fo:text-align="center"/>
      <style:text-properties fo:language="fr" fo:country="FR"/>
    </style:style>
    <style:style style:name="TableCell63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31" style:parent-style-name="Standard" style:family="paragraph">
      <style:paragraph-properties style:snap-to-layout-grid="false" fo:text-align="center"/>
      <style:text-properties fo:language="fr" fo:country="FR"/>
    </style:style>
    <style:style style:name="TableCell6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3" style:parent-style-name="Standard" style:family="paragraph">
      <style:paragraph-properties style:snap-to-layout-grid="false" fo:text-align="center"/>
      <style:text-properties fo:language="fr" fo:country="FR"/>
    </style:style>
    <style:style style:name="TableCell6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style:snap-to-layout-grid="false" fo:text-align="center"/>
      <style:text-properties fo:language="fr" fo:country="FR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38" style:parent-style-name="Standard" style:family="paragraph">
      <style:paragraph-properties style:snap-to-layout-grid="false" fo:text-align="center"/>
      <style:text-properties fo:language="fr" fo:country="FR"/>
    </style:style>
    <style:style style:name="TableCell63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40" style:parent-style-name="Standard" style:family="paragraph">
      <style:paragraph-properties style:snap-to-layout-grid="false" fo:text-align="center"/>
      <style:text-properties fo:language="fr" fo:country="FR"/>
    </style:style>
    <style:style style:name="TableCell6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2" style:parent-style-name="Standard" style:family="paragraph">
      <style:paragraph-properties style:snap-to-layout-grid="false" fo:text-align="center"/>
      <style:text-properties fo:language="fr" fo:country="FR"/>
    </style:style>
    <style:style style:name="TableCell6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style:snap-to-layout-grid="false" fo:text-align="center"/>
      <style:text-properties fo:language="fr" fo:country="FR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47" style:parent-style-name="Standard" style:family="paragraph">
      <style:paragraph-properties style:snap-to-layout-grid="false" fo:text-align="center"/>
      <style:text-properties fo:language="fr" fo:country="FR"/>
    </style:style>
    <style:style style:name="TableCell64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49" style:parent-style-name="Standard" style:family="paragraph">
      <style:paragraph-properties style:snap-to-layout-grid="false" fo:text-align="center"/>
      <style:text-properties fo:language="fr" fo:country="FR"/>
    </style:style>
    <style:style style:name="TableCell65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1" style:parent-style-name="Standard" style:family="paragraph">
      <style:paragraph-properties style:snap-to-layout-grid="false" fo:text-align="center"/>
      <style:text-properties fo:language="fr" fo:country="FR"/>
    </style:style>
    <style:style style:name="TableCell65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style:snap-to-layout-grid="false" fo:text-align="center"/>
      <style:text-properties fo:language="fr" fo:country="FR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56" style:parent-style-name="Standard" style:family="paragraph">
      <style:paragraph-properties style:snap-to-layout-grid="false" fo:text-align="center"/>
      <style:text-properties fo:language="fr" fo:country="FR"/>
    </style:style>
    <style:style style:name="TableCell65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58" style:parent-style-name="Standard" style:family="paragraph">
      <style:paragraph-properties style:snap-to-layout-grid="false" fo:text-align="center"/>
      <style:text-properties fo:language="fr" fo:country="FR"/>
    </style:style>
    <style:style style:name="TableCell6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0" style:parent-style-name="Standard" style:family="paragraph">
      <style:paragraph-properties style:snap-to-layout-grid="false" fo:text-align="center"/>
      <style:text-properties fo:language="fr" fo:country="FR"/>
    </style:style>
    <style:style style:name="TableCell6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style:snap-to-layout-grid="false" fo:text-align="center"/>
      <style:text-properties fo:language="fr" fo:country="FR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65" style:parent-style-name="Standard" style:family="paragraph">
      <style:paragraph-properties style:snap-to-layout-grid="false" fo:text-align="center"/>
      <style:text-properties fo:language="fr" fo:country="FR"/>
    </style:style>
    <style:style style:name="TableCell66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67" style:parent-style-name="Standard" style:family="paragraph">
      <style:paragraph-properties style:snap-to-layout-grid="false" fo:text-align="center"/>
      <style:text-properties fo:language="fr" fo:country="FR"/>
    </style:style>
    <style:style style:name="TableCell6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9" style:parent-style-name="Standard" style:family="paragraph">
      <style:paragraph-properties style:snap-to-layout-grid="false" fo:text-align="center"/>
      <style:text-properties fo:language="fr" fo:country="FR"/>
    </style:style>
    <style:style style:name="TableCell6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style:snap-to-layout-grid="false" fo:text-align="center"/>
      <style:text-properties fo:language="fr" fo:country="FR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74" style:parent-style-name="Standard" style:family="paragraph">
      <style:paragraph-properties style:snap-to-layout-grid="false" fo:text-align="center"/>
      <style:text-properties fo:language="fr" fo:country="FR"/>
    </style:style>
    <style:style style:name="TableCell67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76" style:parent-style-name="Standard" style:family="paragraph">
      <style:paragraph-properties style:snap-to-layout-grid="false" fo:text-align="center"/>
      <style:text-properties fo:language="fr" fo:country="FR"/>
    </style:style>
    <style:style style:name="TableCell6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8" style:parent-style-name="Standard" style:family="paragraph">
      <style:paragraph-properties style:snap-to-layout-grid="false" fo:text-align="center"/>
      <style:text-properties fo:language="fr" fo:country="FR"/>
    </style:style>
    <style:style style:name="TableCell6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keep-with-next="always" style:snap-to-layout-grid="false" fo:text-align="center"/>
      <style:text-properties fo:language="fr" fo:country="FR"/>
    </style:style>
    <style:style style:name="P681" style:parent-style-name="Standard" style:family="paragraph">
      <style:text-properties fo:language="fr" fo:country="FR"/>
    </style:style>
    <style:style style:name="TableColumn683" style:family="table-column">
      <style:table-column-properties style:column-width="1.5472in" style:use-optimal-column-width="false"/>
    </style:style>
    <style:style style:name="TableColumn684" style:family="table-column">
      <style:table-column-properties style:column-width="1.7284in" style:use-optimal-column-width="false"/>
    </style:style>
    <style:style style:name="TableColumn685" style:family="table-column">
      <style:table-column-properties style:column-width="1.75in" style:use-optimal-column-width="false"/>
    </style:style>
    <style:style style:name="TableColumn686" style:family="table-column">
      <style:table-column-properties style:column-width="1.1375in" style:use-optimal-column-width="false"/>
    </style:style>
    <style:style style:name="Table682" style:family="table">
      <style:table-properties style:width="6.1631in" fo:margin-left="0.2173in" table:align="lef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0.0069in solid #000000" fo:border-left="0.0069in solid #000000" fo:border-bottom="0.0069in solid #000000" fo:border-right="none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689" style:parent-style-name="Standard" style:family="paragraph">
      <style:paragraph-properties style:snap-to-layout-grid="false" fo:text-align="center"/>
      <style:text-properties fo:font-weight="bold" style:font-weight-asian="bold" style:font-weight-complex="bold" fo:language="fr" fo:country="FR"/>
    </style:style>
    <style:style style:name="TableCell690" style:family="table-cell">
      <style:table-cell-properties fo:border-top="0.0069in solid #000000" fo:border-left="0.0069in solid #000000" fo:border-bottom="0.0069in solid #000000" fo:border-right="none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691" style:parent-style-name="Standard" style:family="paragraph">
      <style:paragraph-properties style:snap-to-layout-grid="false" fo:text-align="center"/>
      <style:text-properties fo:font-weight="bold" style:font-weight-asian="bold" style:font-weight-complex="bold" fo:language="fr" fo:country="FR"/>
    </style:style>
    <style:style style:name="TableCell692" style:family="table-cell">
      <style:table-cell-properties fo:border-top="0.0069in solid #000000" fo:border-left="0.0069in solid #000000" fo:border-bottom="0.0069in solid #000000" fo:border-right="none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693" style:parent-style-name="Standard" style:family="paragraph">
      <style:paragraph-properties style:snap-to-layout-grid="false" fo:text-align="center"/>
      <style:text-properties fo:font-weight="bold" style:font-weight-asian="bold" style:font-weight-complex="bold" fo:language="fr" fo:country="FR"/>
    </style:style>
    <style:style style:name="TableCell694" style:family="table-cell">
      <style:table-cell-properties fo:border="0.0069in solid #000000" fo:background-color="#CCCCCC" style:writing-mode="lr-tb" style:vertical-align="middle" fo:padding-top="0in" fo:padding-left="0.075in" fo:padding-bottom="0in" fo:padding-right="0.075in">
        <style:background-fill draw:fill="solid" draw:fill-color="#CCCCCC"/>
      </style:table-cell-properties>
    </style:style>
    <style:style style:name="P695" style:parent-style-name="Standard" style:family="paragraph">
      <style:paragraph-properties style:snap-to-layout-grid="false" fo:text-align="center"/>
      <style:text-properties fo:font-weight="bold" style:font-weight-asian="bold" style:font-weight-complex="bold" fo:language="fr" fo:country="FR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98" style:parent-style-name="Standard" style:family="paragraph">
      <style:paragraph-properties style:snap-to-layout-grid="false" fo:text-align="center"/>
      <style:text-properties fo:language="fr" fo:country="FR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00" style:parent-style-name="Standard" style:family="paragraph">
      <style:paragraph-properties style:snap-to-layout-grid="false" fo:text-align="center"/>
      <style:text-properties fo:language="fr" fo:country="FR"/>
    </style:style>
    <style:style style:name="TableCell70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02" style:parent-style-name="Standard" style:family="paragraph">
      <style:paragraph-properties style:snap-to-layout-grid="false" fo:text-align="center"/>
      <style:text-properties fo:language="fr" fo:country="FR"/>
    </style:style>
    <style:style style:name="TableCell70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4" style:parent-style-name="Standard" style:family="paragraph">
      <style:paragraph-properties style:snap-to-layout-grid="false" fo:text-align="center"/>
      <style:text-properties fo:language="fr" fo:country="FR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07" style:parent-style-name="Standard" style:family="paragraph">
      <style:paragraph-properties style:snap-to-layout-grid="false" fo:text-align="center"/>
      <style:text-properties fo:language="fr" fo:country="FR"/>
    </style:style>
    <style:style style:name="TableCell70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09" style:parent-style-name="Standard" style:family="paragraph">
      <style:paragraph-properties style:snap-to-layout-grid="false" fo:text-align="center"/>
      <style:text-properties fo:language="fr" fo:country="FR"/>
    </style:style>
    <style:style style:name="TableCell710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11" style:parent-style-name="Standard" style:family="paragraph">
      <style:paragraph-properties style:snap-to-layout-grid="false" fo:text-align="center"/>
      <style:text-properties fo:language="fr" fo:country="FR"/>
    </style:style>
    <style:style style:name="TableCell71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3" style:parent-style-name="Standard" style:family="paragraph">
      <style:paragraph-properties style:snap-to-layout-grid="false" fo:text-align="center"/>
      <style:text-properties fo:language="fr" fo:country="FR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16" style:parent-style-name="Standard" style:family="paragraph">
      <style:paragraph-properties style:snap-to-layout-grid="false" fo:text-align="center"/>
      <style:text-properties fo:language="fr" fo:country="FR"/>
    </style:style>
    <style:style style:name="TableCell71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18" style:parent-style-name="Standard" style:family="paragraph">
      <style:paragraph-properties style:snap-to-layout-grid="false" fo:text-align="center"/>
      <style:text-properties fo:language="fr" fo:country="FR"/>
    </style:style>
    <style:style style:name="TableCell71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20" style:parent-style-name="Standard" style:family="paragraph">
      <style:paragraph-properties style:snap-to-layout-grid="false" fo:text-align="center"/>
      <style:text-properties fo:language="fr" fo:country="FR"/>
    </style:style>
    <style:style style:name="TableCell72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2" style:parent-style-name="Standard" style:family="paragraph">
      <style:paragraph-properties style:snap-to-layout-grid="false" fo:text-align="center"/>
      <style:text-properties fo:language="fr" fo:country="FR"/>
    </style:style>
    <style:style style:name="P723" style:parent-style-name="Standard" style:family="paragraph">
      <style:text-properties fo:language="fr" fo:country="FR"/>
    </style:style>
    <style:style style:name="P724" style:parent-style-name="Standard" style:family="paragraph">
      <style:text-properties fo:language="fr" fo:country="FR"/>
    </style:style>
    <style:style style:name="P725" style:parent-style-name="Standard" style:family="paragraph">
      <style:text-properties fo:language="fr" fo:country="FR"/>
    </style:style>
    <style:style style:name="P726" style:parent-style-name="NormalJust" style:family="paragraph">
      <style:text-properties fo:language="fr" fo:country="FR"/>
    </style:style>
    <style:style style:name="P727" style:parent-style-name="NormalJust" style:family="paragraph">
      <style:text-properties fo:language="fr" fo:country="FR"/>
    </style:style>
    <style:style style:name="P728" style:parent-style-name="NormalJust" style:family="paragraph">
      <style:text-properties fo:language="fr" fo:country="FR"/>
    </style:style>
    <style:style style:name="P729" style:parent-style-name="NormalJust" style:family="paragraph">
      <style:text-properties fo:language="fr" fo:country="FR"/>
    </style:style>
    <style:style style:name="P730" style:parent-style-name="NormalJust" style:family="paragraph">
      <style:text-properties fo:language="fr" fo:country="FR"/>
    </style:style>
    <style:style style:name="P731" style:parent-style-name="NormalJust" style:family="paragraph">
      <style:text-properties fo:language="fr" fo:country="FR"/>
    </style:style>
    <style:style style:name="P732" style:parent-style-name="NormalJust" style:family="paragraph">
      <style:text-properties fo:language="fr" fo:country="FR"/>
    </style:style>
    <style:style style:name="P733" style:parent-style-name="NormalJust" style:family="paragraph">
      <style:text-properties fo:language="fr" fo:country="FR"/>
    </style:style>
    <style:style style:name="P734" style:parent-style-name="NormalJust" style:family="paragraph">
      <style:text-properties fo:language="fr" fo:country="FR"/>
    </style:style>
    <style:style style:name="P735" style:parent-style-name="NormalJust" style:family="paragraph">
      <style:text-properties fo:language="fr" fo:country="FR"/>
    </style:style>
    <style:style style:name="P736" style:parent-style-name="NormalJust" style:family="paragraph">
      <style:text-properties fo:language="fr" fo:country="FR"/>
    </style:style>
    <style:style style:name="P737" style:parent-style-name="NormalJust" style:family="paragraph">
      <style:text-properties fo:language="fr" fo:country="FR"/>
    </style:style>
    <style:style style:name="P738" style:parent-style-name="NormalJust" style:family="paragraph">
      <style:text-properties fo:language="fr" fo:country="FR"/>
    </style:style>
    <style:style style:name="P739" style:parent-style-name="NormalJust" style:family="paragraph">
      <style:text-properties fo:language="fr" fo:country="FR"/>
    </style:style>
    <style:style style:name="P740" style:parent-style-name="NormalJust" style:family="paragraph">
      <style:text-properties fo:language="fr" fo:country="FR"/>
    </style:style>
    <style:style style:name="P741" style:parent-style-name="NormalJust" style:family="paragraph">
      <style:text-properties fo:language="fr" fo:country="FR"/>
    </style:style>
  </office:automatic-styles>
  <office:body>
    <office:text text:use-soft-page-breaks="true">
      <text:p text:style-name="P1"/>
      <text:p text:style-name="P44">Plan de test</text:p>
      <text:p text:style-name="P45"/>
      <text:p text:style-name="P46"/>
      <text:p text:style-name="P47"/>
      <text:p text:style-name="P48">RESUME</text:p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<text:tab/></text:p>
          </table:table-cell>
        </table:table-row>
        <table:table-row table:style-name="TableRow54">
          <table:table-cell table:style-name="TableCell55">
            <text:p text:style-name="P56"><text:span text:style-name="T57">Ce document contient un de plan de test pour la libririe VirtualPub.</text:span></text:p>
          </table:table-cell>
        </table:table-row>
        <table:table-row table:style-name="TableRow58">
          <table:table-cell table:style-name="TableCell59">
            <text:p text:style-name="P60"/>
          </table:table-cell>
        </table:table-row>
      </table:table>
      <text:p text:style-name="NormalJust"/>
      <text:p text:style-name="P61"/>
      <text:p text:style-name="P62">HISTORIQUE DU DOCUMENT</text:p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Version</text:p>
          </table:table-cell>
          <table:table-cell table:style-name="TableCell72">
            <text:p text:style-name="P73">Modification</text:p>
          </table:table-cell>
          <table:table-cell table:style-name="TableCell74">
            <text:p text:style-name="P75">Date</text:p>
          </table:table-cell>
          <table:table-cell table:style-name="TableCell76">
            <text:p text:style-name="P77">Auteur</text:p>
          </table:table-cell>
        </table:table-row>
        <table:table-row table:style-name="TableRow78">
          <table:table-cell table:style-name="TableCell79">
            <text:p text:style-name="P80">0.1</text:p>
          </table:table-cell>
          <table:table-cell table:style-name="TableCell81">
            <text:p text:style-name="P82">Version initiale</text:p>
          </table:table-cell>
          <table:table-cell table:style-name="TableCell83">
            <text:p text:style-name="P84">14-fev-25</text:p>
          </table:table-cell>
          <table:table-cell table:style-name="TableCell85">
            <text:p text:style-name="P86">CD</text:p>
          </table:table-cell>
        </table:table-row>
        <table:table-row table:style-name="TableRow87">
          <table:table-cell table:style-name="TableCell88">
            <text:p text:style-name="P89">0.2</text:p>
          </table:table-cell>
          <table:table-cell table:style-name="TableCell90">
            <text:p text:style-name="P91">Relecture</text:p>
          </table:table-cell>
          <table:table-cell table:style-name="TableCell92">
            <text:p text:style-name="P93">14-fev-25</text:p>
          </table:table-cell>
          <table:table-cell table:style-name="TableCell94">
            <text:p text:style-name="P95">TB</text:p>
          </table:table-cell>
        </table:table-row>
        <table:table-row table:style-name="TableRow96">
          <table:table-cell table:style-name="TableCell97">
            <text:p text:style-name="P98">0.3</text:p>
          </table:table-cell>
          <table:table-cell table:style-name="TableCell99">
            <text:p text:style-name="P100">Correction</text:p>
          </table:table-cell>
          <table:table-cell table:style-name="TableCell101">
            <text:p text:style-name="P102"><text:span text:style-name="T103">14-fev-25</text:span></text:p>
          </table:table-cell>
          <table:table-cell table:style-name="TableCell104">
            <text:p text:style-name="P105">CD</text:p>
          </table:table-cell>
        </table:table-row>
        <table:table-row table:style-name="TableRow106">
          <table:table-cell table:style-name="TableCell107">
            <text:p text:style-name="P108">1.0</text:p>
          </table:table-cell>
          <table:table-cell table:style-name="TableCell109">
            <text:p text:style-name="P110">Version finale</text:p>
          </table:table-cell>
          <table:table-cell table:style-name="TableCell111">
            <text:p text:style-name="P112"><text:span text:style-name="T113">14-fev-25</text:span></text:p>
          </table:table-cell>
          <table:table-cell table:style-name="TableCell114">
            <text:p text:style-name="P115">CD,TB</text:p>
          </table:table-cell>
        </table:table-row>
        <table:table-row table:style-name="TableRow116">
          <table:table-cell table:style-name="TableCell117">
            <text:p text:style-name="P118">1.1</text:p>
          </table:table-cell>
          <table:table-cell table:style-name="TableCell119">
            <text:p text:style-name="P120">Ajout de nouveaux tets</text:p>
          </table:table-cell>
          <table:table-cell table:style-name="TableCell121">
            <text:p text:style-name="P122">26-fev-25</text:p>
          </table:table-cell>
          <table:table-cell table:style-name="TableCell123">
            <text:p text:style-name="P124">CD</text:p>
          </table:table-cell>
        </table:table-row>
        <table:table-row table:style-name="TableRow125">
          <table:table-cell table:style-name="TableCell126">
            <text:p text:style-name="P127">1.2</text:p>
          </table:table-cell>
          <table:table-cell table:style-name="TableCell128">
            <text:p text:style-name="P129">Relecture</text:p>
          </table:table-cell>
          <table:table-cell table:style-name="TableCell130">
            <text:p text:style-name="P131">26-fev-25</text:p>
          </table:table-cell>
          <table:table-cell table:style-name="TableCell132">
            <text:p text:style-name="P133">TB</text:p>
          </table:table-cell>
        </table:table-row>
      </table:table>
      <text:p text:style-name="NormalJust"/>
      <text:p text:style-name="P134"/>
      <text:p text:style-name="P135">DIFFUSION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Organisme</text:p>
          </table:table-cell>
          <table:table-cell table:style-name="TableCell143">
            <text:p text:style-name="P144">Nom</text:p>
          </table:table-cell>
          <table:table-cell table:style-name="TableCell145">
            <text:p text:style-name="P146">Mode de diffusion</text:p>
          </table:table-cell>
        </table:table-row>
        <table:table-row table:style-name="TableRow147">
          <table:table-cell table:style-name="TableCell148">
            <text:p text:style-name="P149">Polytech Annecy</text:p>
          </table:table-cell>
          <table:table-cell table:style-name="TableCell150">
            <text:p text:style-name="P151">Degouey Corentin, Bercier Thomas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soft-page-break/>
      <text:p text:style-name="P175">TABLE DES MATIERES</text:p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  <text:index-source-styles text:outline-level="7">
            <text:index-source-style text:style-name="Titre7"/>
          </text:index-source-styles>
          <text:index-source-styles text:outline-level="8">
            <text:index-source-style text:style-name="Titre8"/>
          </text:index-source-styles>
          <text:index-source-styles text:outline-level="9">
            <text:index-source-style text:style-name="Titre9"/>
          </text:index-source-styles>
        </text:table-of-content-source>
        <text:index-body>
          <text:p text:style-name="P176"><text:a xlink:href="#1.Introduction|outline" office:target-frame-name="_top" xlink:show="replace">I Introduction<text:tab/></text:a><text:span text:style-name="T177">3</text:span></text:p>
          <text:p text:style-name="P178"><text:a xlink:href="#1.1.But|outline" office:target-frame-name="_top" xlink:show="replace">I.1 But<text:tab/>3</text:a></text:p>
          <text:p text:style-name="P179"><text:a xlink:href="#1.2.Portée|outline" office:target-frame-name="_top" xlink:show="replace">I.2 Portée<text:tab/></text:a>3</text:p>
          <text:p text:style-name="P180"><text:a xlink:href="#2.Les exigences des tests|outline" office:target-frame-name="_top" xlink:show="replace">II Les exigences des tests<text:tab/></text:a><text:span text:style-name="T181">4</text:span></text:p>
          <text:p text:style-name="P182"><text:a xlink:href="#3.La stratégie de test|outline" office:target-frame-name="_top" xlink:show="replace">III La stratégie de test<text:tab/></text:a><text:span text:style-name="T183">5</text:span></text:p>
          <text:p text:style-name="P184"><text:a xlink:href="#3.1. Les types de test|outline" office:target-frame-name="_top" xlink:show="replace">III.1 <text:s/>Les types de test<text:tab/></text:a>5</text:p>
          <text:p text:style-name="P185"><text:a xlink:href="#3.1.1.Les tests unitaires|outline" office:target-frame-name="_top" xlink:show="replace">III.1.1 Les tests unitaires<text:tab/></text:a>5</text:p>
          <text:p text:style-name="P186"><text:a xlink:href="#3.1.2.Les tests système|outline" office:target-frame-name="_top" xlink:show="replace">III.1.2 Les tests système<text:tab/></text:a>6</text:p>
          <text:p text:style-name="P187"/>
          <text:p text:style-name="P188"><text:a xlink:href="#4.Les ressources|outline" office:target-frame-name="_top" xlink:show="replace">IV Les ressources<text:tab/></text:a><text:span text:style-name="T189">7</text:span></text:p>
          <text:p text:style-name="P190"><text:a xlink:href="#4.1.Les ressources humaines|outline" office:target-frame-name="_top" xlink:show="replace">IV.1 Les ressources humaines<text:tab/></text:a>7</text:p>
          <text:p text:style-name="P191"><text:a xlink:href="#4.2.Les ressources système|outline" office:target-frame-name="_top" xlink:show="replace">IV.2 Les ressources système<text:tab/></text:a>7</text:p>
          <text:p text:style-name="P192"><text:a xlink:href="#5.Le planning des tests|outline" office:target-frame-name="_top" xlink:show="replace">V Le planning des tests<text:tab/><text:span text:style-name="T193">8</text:span></text:a></text:p>
          <text:p text:style-name="P194"><text:a xlink:href="#5.1.Le planning|outline" office:target-frame-name="_top" xlink:show="replace">V.1 Le planning<text:tab/>8</text:a></text:p>
          <text:p text:style-name="P195"><text:a xlink:href="#6.Les livrables de l’activité de test|outline" office:target-frame-name="_top" xlink:show="replace">VI Les livrables de l’activité de test<text:tab/><text:span text:style-name="T196">9</text:span></text:a></text:p>
          <text:p text:style-name="P197"><text:a xlink:href="#7.Bibliographie|outline" office:target-frame-name="_top" xlink:show="replace">VII Bibliographie<text:tab/>1</text:a><text:span text:style-name="T198">0</text:span></text:p>
        </text:index-body>
      </text:table-of-content>
      <text:p text:style-name="P199"/>
      <text:section text:name="Sect1" text:style-name="S1">
        <text:p text:style-name="P200"/>
        <text:soft-page-break/>
        <text:h text:style-name="Titre1" text:outline-level="1">Introduction</text:h>
        <text:h text:style-name="Titre2" text:outline-level="2">But</text:h>
        <text:p text:style-name="NormalJust"><text:span text:style-name="T201">Ce plan de test pour le projet VirtualPub a les objectifs suivants :</text:span></text:p>
        <text:list text:style-name="LFO4" text:continue-numbering="true">
          <text:list-item>
            <text:p text:style-name="P202">Vérifier que la gestion des stocks fonctionne correctement, en particulier l’approvisionnement de la cave et du bar ;</text:p>
          </text:list-item>
          <text:list-item>
            <text:p text:style-name="P203">Tester la préparation et le service des boissons, en s’assurant que les cocktails sont correctement composés selon leurs ingrédients de base ;</text:p>
          </text:list-item>
          <text:list-item>
            <text:p text:style-name="P204">Détecter les erreurs et anomalies potentielles dans l’implémentation des fonctionnalités principales ;</text:p>
          </text:list-item>
          <text:list-item>
            <text:p text:style-name="P205">Valider le respect des contraintes métiers, notamment l’interdiction d’approvisionner directement le bar sans passer par la cave ;</text:p>
          </text:list-item>
          <text:list-item>
            <text:p text:style-name="P206">S’assurer de la robustesse du système face à des cas limites, comme la demande d’une boisson non disponible.</text:p>
          </text:list-item>
        </text:list>
        <text:h text:style-name="Titre2" text:outline-level="2">Portée</text:h>
        <text:p text:style-name="P207">Ce plan de test inclut les étapes et types de tests suivants :</text:p>
        <text:list text:style-name="LFO5" text:continue-numbering="true">
          <text:list-item>
            <text:p text:style-name="P208">Tests unitaires : Vérification du fonctionnement des classes principales telles que Cave, Bar et Cocktail ;</text:p>
          </text:list-item>
          <text:list-item>
            <text:p text:style-name="P209">Tests d'intégration : Vérification des interactions entre la cave et le bar pour assurer un bon réapprovisionnement et une gestion cohérente des stocks ;</text:p>
          </text:list-item>
          <text:list-item>
            <text:p text:style-name="P210">Tests fonctionnels : Vérification de la préparation et du service des boissons selon les règles définies (ex : impossibilité de servir un cocktail si un ingrédient est manquant) ;</text:p>
          </text:list-item>
          <text:list-item>
            <text:p text:style-name="P211">Tests de robustesse : Gestion des erreurs en cas de demande d'une boisson non disponible ou d'un réapprovisionnement invalide.</text:p>
          </text:list-item>
        </text:list>
        <text:p text:style-name="P212">Les fonctionnalités à tester incluent :</text:p>
        <text:list text:style-name="LFO6" text:continue-numbering="true">
          <text:list-item>
            <text:p text:style-name="P213">Approvisionnement des stocks et consommation des boissons ;</text:p>
          </text:list-item>
          <text:list-item>
            <text:p text:style-name="P214">Classification des boissons en catégories et sous-catégories (alcoolisées, non alcoolisées, chaudes) ;</text:p>
          </text:list-item>
          <text:list-item>
            <text:p text:style-name="P215">Restrictions sur l’approvisionnement uniquement depuis la cave vers le bar.</text:p>
          </text:list-item>
        </text:list>
        <text:p text:style-name="P216"/>
        <text:p text:style-name="P217">Les fonctionnalités non couvertes par ce plan de test sont :</text:p>
        <text:list text:style-name="LFO7" text:continue-numbering="true">
          <text:list-item>
            <text:p text:style-name="P218">Gestion financière du Pub (paiements, tarifs, comptabilité) ;</text:p>
          </text:list-item>
          <text:list-item>
            <text:p text:style-name="P219">Gestion des utilisateurs et de l'authentification ;</text:p>
          </text:list-item>
          <text:list-item>
            <text:p text:style-name="P220">Interface graphique et aspects UX (uniquement tests des composants backend).</text:p>
          </text:list-item>
        </text:list>
        <text:soft-page-break/>
        <text:h text:style-name="Titre1" text:outline-level="1">Les exigences des tests</text:h>
        <text:p text:style-name="P221">1. Exigences fonctionnelles</text:p>
        <text:p text:style-name="P222"/>
        <text:p text:style-name="Corpsdetexte2"><text:span text:style-name="T223">Ces exigences concernent le bon fonctionnement des principales<text:s/></text:span><text:span text:style-name="T224">fonctionnalités de<text:s/></text:span><text:span text:style-name="T225">Virtual Pub</text:span><text:span text:style-name="T226"><text:s/>:</text:span></text:p>
        <text:list text:style-name="LFO8" text:continue-numbering="true">
          <text:list-item>
            <text:p text:style-name="P227"><text:span text:style-name="T228">Gestion des stocks</text:span><text:span text:style-name="T229"><text:s/>:</text:span></text:p>
            <text:list text:continue-numbering="true">
              <text:list-item>
                <text:p text:style-name="P230">Transfert des boissons de la cave vers le bar.</text:p>
              </text:list-item>
              <text:list-item>
                <text:p text:style-name="P231">Réduction automatique du stock après le service d’une boisson.</text:p>
              </text:list-item>
              <text:list-item>
                <text:p text:style-name="P232">Interdiction de servir une boisson non disponible.</text:p>
              </text:list-item>
              <text:list-item>
                <text:p text:style-name="P233">Prendre une boisson a la cave la<text:s/>retire de la cave et l’ajoute au bar.<text:s/></text:p>
              </text:list-item>
              <text:list-item>
                <text:p text:style-name="P234">Ajoutez une boisson au bar ajoute la boisson dans la bonne catégorie (alcoolisé ou pas).<text:s/></text:p>
              </text:list-item>
            </text:list>
          </text:list-item>
          <text:list-item>
            <text:p text:style-name="P235"><text:span text:style-name="T236">Préparation et service des boissons</text:span><text:span text:style-name="T237"><text:s/>:</text:span></text:p>
            <text:list text:continue-numbering="true">
              <text:list-item>
                <text:p text:style-name="P238">Si une boisson n’est pas au bar mais qu’elle est à la cave allez la chercher pour la servir ou créer le cocktail.</text:p>
              </text:list-item>
              <text:list-item>
                <text:p text:style-name="P239">Un cocktail est alcoolisé est à plus de 0°.</text:p>
              </text:list-item>
              <text:list-item>
                <text:p text:style-name="P240">Vérification que chaque cocktail contient uniquement des ingrédients existants en cave/bar.</text:p>
              </text:list-item>
              <text:list-item>
                <text:p text:style-name="P241">Créer un cocktail avec un ingrédient alcoolisé rend automatiquement le cocktail alcoolisé.</text:p>
              </text:list-item>
              <text:list-item>
                <text:p text:style-name="P242">L’affichage d’un cocktail retourne tous ses ingrédients et leur quantité</text:p>
              </text:list-item>
            </text:list>
          </text:list-item>
        </text:list>
        <text:p text:style-name="P243"/>
        <text:p text:style-name="P244">2. Exigences non fonctionnelles</text:p>
        <text:p text:style-name="P245"/>
        <text:p text:style-name="P246">Ces exigences concernent la performance, la robustesse et la fiabilité du système :</text:p>
        <text:list text:style-name="LFO9" text:continue-numbering="true">
          <text:list-item>
            <text:p text:style-name="P247"><text:span text:style-name="T248">Robustesse du système</text:span><text:span text:style-name="T249"><text:s/>:</text:span></text:p>
            <text:list text:continue-numbering="true">
              <text:list-item>
                <text:p text:style-name="P250">Gestion des erreurs si une boisson demandée n’existe pas.</text:p>
              </text:list-item>
              <text:list-item>
                <text:p text:style-name="P251">Gestion des erreurs si une quantité demandée dépasse le stock disponible.</text:p>
              </text:list-item>
            </text:list>
          </text:list-item>
          <text:list-item>
            <text:p text:style-name="P252"><text:span text:style-name="T253">Performance</text:span><text:span text:style-name="T254"><text:s/>:</text:span></text:p>
            <text:list text:continue-numbering="true">
              <text:list-item>
                <text:p text:style-name="P255">Temps de réponse raisonnable pour chaque action (ajout de boisson, service, création de cocktail).</text:p>
              </text:list-item>
            </text:list>
          </text:list-item>
        </text:list>
        <text:p text:style-name="P256"/>
        <text:p text:style-name="P257"/>
        <text:soft-page-break/>
        <text:h text:style-name="Titre1" text:outline-level="1"><text:s/>La stratégie de test</text:h>
        <text:h text:style-name="Titre2" text:outline-level="2">Les types de test</text:h>
        <text:h text:style-name="Titre3" text:outline-level="3">Les tests unitaires</text:h>
        <text:p text:style-name="P258">Classe cocktail :<text:s/></text:p>
        <text:p text:style-name="P259"/>
        <table:table table:style-name="Table260">
          <table:table-columns>
            <table:table-column table:style-name="TableColumn261"/>
            <table:table-column table:style-name="TableColumn262"/>
            <table:table-column table:style-name="TableColumn263"/>
            <table:table-column table:style-name="TableColumn264"/>
          </table:table-columns>
          <table:table-row table:style-name="TableRow265">
            <table:table-cell table:style-name="TableCell266">
              <text:p text:style-name="P267">ID</text:p>
            </table:table-cell>
            <table:table-cell table:style-name="TableCell268">
              <text:p text:style-name="P269">Description</text:p>
            </table:table-cell>
            <table:table-cell table:style-name="TableCell270">
              <text:p text:style-name="P271">Technique</text:p>
            </table:table-cell>
            <table:table-cell table:style-name="TableCell272">
              <text:p text:style-name="P273">Réussite</text:p>
            </table:table-cell>
          </table:table-row>
          <table:table-row table:style-name="TableRow274">
            <table:table-cell table:style-name="TableCell275">
              <text:p text:style-name="P276">1</text:p>
            </table:table-cell>
            <table:table-cell table:style-name="TableCell277">
              <text:p text:style-name="P278">Création de cocktail</text:p>
            </table:table-cell>
            <table:table-cell table:style-name="TableCell279">
              <text:p text:style-name="Standard">Création d’un cocktail nom=mojito<text:s/></text:p>
            </table:table-cell>
            <table:table-cell table:style-name="TableCell280">
              <text:p text:style-name="P281">Le nom retourné est ‘mojito’</text:p>
              <text:p text:style-name="P282">en moins de 4ms</text:p>
            </table:table-cell>
          </table:table-row>
          <table:table-row table:style-name="TableRow283">
            <table:table-cell table:style-name="TableCell284">
              <text:p text:style-name="P285">2</text:p>
            </table:table-cell>
            <table:table-cell table:style-name="TableCell286">
              <text:p text:style-name="P287">Vérification qu’un cocktail sans alcool est bien non<text:s/>alcoolisé</text:p>
            </table:table-cell>
            <table:table-cell table:style-name="TableCell288">
              <text:p text:style-name="P289">Creation d’un Virgin Mojito sans alcool : nom=virginMojito, sansalcool=true</text:p>
              <text:p text:style-name="P290"/>
            </table:table-cell>
            <table:table-cell table:style-name="TableCell291">
              <text:p text:style-name="Standard">alcoolFree() retourne true</text:p>
              <text:p text:style-name="P292"/>
            </table:table-cell>
          </table:table-row>
          <table:table-row table:style-name="TableRow293">
            <table:table-cell table:style-name="TableCell294">
              <text:p text:style-name="P295">3</text:p>
            </table:table-cell>
            <table:table-cell table:style-name="TableCell296">
              <text:p text:style-name="P297">Ajoutez un ingrédient inexistant a un cocktail</text:p>
            </table:table-cell>
            <table:table-cell table:style-name="TableCell298">
              <text:p text:style-name="P299">Ajout d’un ingrédient : ingrédient=null, quantité=50</text:p>
            </table:table-cell>
            <table:table-cell table:style-name="TableCell300">
              <text:p text:style-name="P301">Une erreur est retournée et aucun ingrédient n’est ajouté</text:p>
            </table:table-cell>
          </table:table-row>
          <table:table-row table:style-name="TableRow302">
            <table:table-cell table:style-name="TableCell303">
              <text:p text:style-name="P304">4</text:p>
            </table:table-cell>
            <table:table-cell table:style-name="TableCell305">
              <text:p text:style-name="P306">Ajoutez un ingrédient alcoolisé rend la boisson alcoolisé</text:p>
            </table:table-cell>
            <table:table-cell table:style-name="TableCell307">
              <text:p text:style-name="P308">Ajoutez de la bière au mojito : ingrédient=biere quantité=50</text:p>
            </table:table-cell>
            <table:table-cell table:style-name="TableCell309">
              <text:p text:style-name="P310">alcoolFree retourne false en moins de 4ms</text:p>
            </table:table-cell>
          </table:table-row>
          <table:table-row table:style-name="TableRow311">
            <table:table-cell table:style-name="TableCell312">
              <text:p text:style-name="P313">5</text:p>
            </table:table-cell>
            <table:table-cell table:style-name="TableCell314">
              <text:p text:style-name="P315">L’affichage d’un cocktail retourne tous ses ingrédients et leur<text:s/>quantité<text:s/>et le nom</text:p>
            </table:table-cell>
            <table:table-cell table:style-name="TableCell316">
              <text:p text:style-name="P317">Pour un mojito avec de la biere en quantité 50 et du coca en quantité 30<text:s/></text:p>
              <text:p text:style-name="P318">Appeler la fontion ToString()</text:p>
            </table:table-cell>
            <table:table-cell table:style-name="TableCell319">
              <text:p text:style-name="P320">Biere : 50</text:p>
              <text:p text:style-name="P321">Coca : 30</text:p>
              <text:p text:style-name="P322">Mojito</text:p>
            </table:table-cell>
          </table:table-row>
          <table:table-row table:style-name="TableRow323">
            <table:table-cell table:style-name="TableCell324">
              <text:p text:style-name="P325">6</text:p>
            </table:table-cell>
            <table:table-cell table:style-name="TableCell326">
              <text:p text:style-name="P327">La creation d’un cocktail avec pas de nom retourne une exception</text:p>
            </table:table-cell>
            <table:table-cell table:style-name="TableCell328">
              <text:p text:style-name="P329">Creation d’un cocktail null</text:p>
            </table:table-cell>
            <table:table-cell table:style-name="TableCell330">
              <text:p text:style-name="P331">Retourne exception</text:p>
            </table:table-cell>
          </table:table-row>
        </table:table>
        <text:p text:style-name="P332"/>
        <text:p text:style-name="P333">Classe Boisson :<text:s/></text:p>
        <text:p text:style-name="P334"/>
        <table:table table:style-name="Table335">
          <table:table-columns>
            <table:table-column table:style-name="TableColumn336"/>
            <table:table-column table:style-name="TableColumn337"/>
            <table:table-column table:style-name="TableColumn338"/>
            <table:table-column table:style-name="TableColumn339"/>
          </table:table-columns>
          <table:table-row table:style-name="TableRow340">
            <table:table-cell table:style-name="TableCell341">
              <text:p text:style-name="P342">ID</text:p>
            </table:table-cell>
            <table:table-cell table:style-name="TableCell343">
              <text:p text:style-name="P344">Description</text:p>
            </table:table-cell>
            <table:table-cell table:style-name="TableCell345">
              <text:p text:style-name="P346">Technique</text:p>
            </table:table-cell>
            <table:table-cell table:style-name="TableCell347">
              <text:p text:style-name="P348">Réussite</text:p>
            </table:table-cell>
          </table:table-row>
          <table:table-row table:style-name="TableRow349">
            <table:table-cell table:style-name="TableCell350">
              <text:p text:style-name="P351">1</text:p>
            </table:table-cell>
            <table:table-cell table:style-name="TableCell352">
              <text:p text:style-name="P353">Une boisson non alcoolisée avec un<text:s/>degré de 0 doit être non alcoolisée</text:p>
            </table:table-cell>
            <table:table-cell table:style-name="TableCell354">
              <text:p text:style-name="Standard">Création d’une boisson : nom=jus ; degré=0.0f</text:p>
            </table:table-cell>
            <table:table-cell table:style-name="TableCell355">
              <text:p text:style-name="P356">Un test pour savoir si la boisson est alcoolisée doit retourner faux<text:s/></text:p>
            </table:table-cell>
          </table:table-row>
          <table:table-row table:style-name="TableRow357">
            <table:table-cell table:style-name="TableCell358">
              <text:p text:style-name="P359">2</text:p>
            </table:table-cell>
            <table:table-cell table:style-name="TableCell360">
              <text:p text:style-name="P361">Test d’instanciation d’une boisson non alcoolisé et des ses caractéristiques.<text:s/></text:p>
            </table:table-cell>
            <table:table-cell table:style-name="TableCell362">
              <text:p text:style-name="P363">Création d’une<text:s/>boisson : nom=eau</text:p>
            </table:table-cell>
            <table:table-cell table:style-name="TableCell364">
              <text:p text:style-name="P365">Le test pour savoir si elle est alcoolisée retourne false.</text:p>
              <text:p text:style-name="P366">L’affichage du nom retourne ‘eau’</text:p>
              <text:p text:style-name="P367">L’affichage du prix retourne null</text:p>
            </table:table-cell>
          </table:table-row>
          <table:table-row table:style-name="TableRow368">
            <table:table-cell table:style-name="TableCell369">
              <text:p text:style-name="P370">3</text:p>
            </table:table-cell>
            <table:table-cell table:style-name="TableCell371">
              <text:p text:style-name="P372">Vérification de l’affichage d’un message de prévention pour l’affichage d’un boisson alcoolisée</text:p>
            </table:table-cell>
            <table:table-cell table:style-name="TableCell373">
              <text:p text:style-name="P374">Création d’une boisson : nom=vin, degré=12.5f<text:s/></text:p>
            </table:table-cell>
            <table:table-cell table:style-name="TableCell375">
              <text:p text:style-name="Standard"><text:span text:style-name="T376">L’utilisation de ToString() retourne<text:s/></text:span>(l'abus d'alcool est dangereux pour la sante) en plus des caractéristiques de la boisson<text:s/><text:span text:style-name="T377">en moins de 4ms</text:span></text:p>
            </table:table-cell>
          </table:table-row>
        </table:table>
        <text:p text:style-name="P378"/>
        <text:p text:style-name="P379"/>
        <text:p text:style-name="P380"/>
        <text:p text:style-name="P381"/>
        <text:soft-page-break/>
        <text:p text:style-name="P382">Classe Pub :<text:s/></text:p>
        <text:p text:style-name="P383">Prérequis : Une boisson ‘coca’ est<text:s/>présente a la cave</text:p>
        <table:table table:style-name="Table384">
          <table:table-columns>
            <table:table-column table:style-name="TableColumn385"/>
            <table:table-column table:style-name="TableColumn386"/>
            <table:table-column table:style-name="TableColumn387"/>
            <table:table-column table:style-name="TableColumn388"/>
          </table:table-columns>
          <table:table-row table:style-name="TableRow389">
            <table:table-cell table:style-name="TableCell390">
              <text:p text:style-name="P391">ID</text:p>
            </table:table-cell>
            <table:table-cell table:style-name="TableCell392">
              <text:p text:style-name="P393">Description</text:p>
            </table:table-cell>
            <table:table-cell table:style-name="TableCell394">
              <text:p text:style-name="P395">Technique</text:p>
            </table:table-cell>
            <table:table-cell table:style-name="TableCell396">
              <text:p text:style-name="P397">Réussite</text:p>
            </table:table-cell>
          </table:table-row>
          <table:table-row table:style-name="TableRow398">
            <table:table-cell table:style-name="TableCell399">
              <text:p text:style-name="P400">1</text:p>
            </table:table-cell>
            <table:table-cell table:style-name="TableCell401">
              <text:p text:style-name="P402">Test de l’approvisionnement du bar</text:p>
            </table:table-cell>
            <table:table-cell table:style-name="TableCell403">
              <text:p text:style-name="P404">Appeler la fonction approvisionnerbar(coca)<text:s/></text:p>
            </table:table-cell>
            <table:table-cell table:style-name="TableCell405">
              <text:p text:style-name="P406">Le bar doit avoir ‘coca’ dans ses boissons<text:s/><text:span text:style-name="T407">en moins de 4ms</text:span></text:p>
            </table:table-cell>
          </table:table-row>
        </table:table>
        <text:p text:style-name="P408">Classe Bar :</text:p>
        <text:p text:style-name="P409">Prérequis :<text:s/>N’avoir aucune boisson bière. Avoir une boisson vin de degré 12.5f dans la cave</text:p>
        <table:table table:style-name="Table410">
          <table:table-columns>
            <table:table-column table:style-name="TableColumn411"/>
            <table:table-column table:style-name="TableColumn412"/>
            <table:table-column table:style-name="TableColumn413"/>
            <table:table-column table:style-name="TableColumn414"/>
          </table:table-columns>
          <table:table-row table:style-name="TableRow415">
            <table:table-cell table:style-name="TableCell416">
              <text:p text:style-name="P417">ID</text:p>
            </table:table-cell>
            <table:table-cell table:style-name="TableCell418">
              <text:p text:style-name="P419">Description</text:p>
            </table:table-cell>
            <table:table-cell table:style-name="TableCell420">
              <text:p text:style-name="P421">Technique</text:p>
            </table:table-cell>
            <table:table-cell table:style-name="TableCell422">
              <text:p text:style-name="P423">Réussite</text:p>
            </table:table-cell>
          </table:table-row>
          <table:table-row table:style-name="TableRow424">
            <table:table-cell table:style-name="TableCell425">
              <text:p text:style-name="P426">1</text:p>
            </table:table-cell>
            <table:table-cell table:style-name="TableCell427">
              <text:p text:style-name="P428">Servir une boisson qui n’est pas au bar est impossible</text:p>
            </table:table-cell>
            <table:table-cell table:style-name="TableCell429">
              <text:p text:style-name="Standard">Appeler la fonction serv() avec le paramètres ‘bière’</text:p>
            </table:table-cell>
            <table:table-cell table:style-name="TableCell430">
              <text:p text:style-name="P431">Une erreur est générée<text:s/></text:p>
            </table:table-cell>
          </table:table-row>
          <table:table-row table:style-name="TableRow432">
            <table:table-cell table:style-name="TableCell433">
              <text:p text:style-name="P434">2</text:p>
            </table:table-cell>
            <table:table-cell table:style-name="TableCell435">
              <text:p text:style-name="P436">Ajouter une boisson au bar et vérifier qu’elle soit bien dans la bonne catégorie</text:p>
            </table:table-cell>
            <table:table-cell table:style-name="TableCell437">
              <text:p text:style-name="P438">Appeler la fonction add() avec ‘vin’</text:p>
            </table:table-cell>
            <table:table-cell table:style-name="TableCell439">
              <text:p text:style-name="P440">L’affichage de boissonAlcoolisée au bar affiche vin</text:p>
            </table:table-cell>
          </table:table-row>
          <table:table-row table:style-name="TableRow441">
            <table:table-cell table:style-name="TableCell442">
              <text:p text:style-name="P443">3</text:p>
            </table:table-cell>
            <table:table-cell table:style-name="TableCell444">
              <text:p text:style-name="P445">Vérifier que si une boisson qu’un client commande n’est pas au bar mais à la cave le bar soit réapprovisionné et serve la boisson</text:p>
            </table:table-cell>
            <table:table-cell table:style-name="TableCell446">
              <text:p text:style-name="P447">Appeler la fonction add() sur ‘vin’</text:p>
            </table:table-cell>
            <table:table-cell table:style-name="TableCell448">
              <text:p text:style-name="P449">La fonction serv(‘coca’) retourne la boisson en moins de 4ms</text:p>
            </table:table-cell>
          </table:table-row>
        </table:table>
        <text:p text:style-name="P450">Classe Cave :</text:p>
        <text:p text:style-name="P451">Prérequis : N’avoir aucune boisson bière. Avoir une boisson vin de degré 12.5f dans la cave</text:p>
        <table:table table:style-name="Table452">
          <table:table-columns>
            <table:table-column table:style-name="TableColumn453"/>
            <table:table-column table:style-name="TableColumn454"/>
            <table:table-column table:style-name="TableColumn455"/>
            <table:table-column table:style-name="TableColumn456"/>
          </table:table-columns>
          <table:table-row table:style-name="TableRow457">
            <table:table-cell table:style-name="TableCell458">
              <text:p text:style-name="P459">ID</text:p>
            </table:table-cell>
            <table:table-cell table:style-name="TableCell460">
              <text:p text:style-name="P461">Description</text:p>
            </table:table-cell>
            <table:table-cell table:style-name="TableCell462">
              <text:p text:style-name="P463">Technique</text:p>
            </table:table-cell>
            <table:table-cell table:style-name="TableCell464">
              <text:p text:style-name="P465">Réussite</text:p>
            </table:table-cell>
          </table:table-row>
          <table:table-row table:style-name="TableRow466">
            <table:table-cell table:style-name="TableCell467">
              <text:p text:style-name="P468">1</text:p>
            </table:table-cell>
            <table:table-cell table:style-name="TableCell469">
              <table:table table:style-name="Table470">
                <table:table-columns>
                  <table:table-column table:style-name="TableColumn471"/>
                </table:table-columns>
                <table:table-row table:style-name="TableRow472">
                  <table:table-cell table:style-name="TableCell473">
                    <text:p text:style-name="Standard">Servir une boisson qui n’est pas dans la cave</text:p>
                  </table:table-cell>
                </table:table-row>
              </table:table>
              <text:p text:style-name="P474"/>
              <table:table table:style-name="Table475">
                <table:table-columns>
                  <table:table-column table:style-name="TableColumn476"/>
                </table:table-columns>
                <table:table-row table:style-name="TableRow477">
                  <table:table-cell table:style-name="TableCell478">
                    <text:p text:style-name="Standard"/>
                  </table:table-cell>
                </table:table-row>
              </table:table>
              <text:p text:style-name="P479"/>
            </table:table-cell>
            <table:table-cell table:style-name="TableCell480">
              <table:table table:style-name="Table481">
                <table:table-columns>
                  <table:table-column table:style-name="TableColumn482"/>
                </table:table-columns>
                <table:table-row table:style-name="TableRow483">
                  <table:table-cell table:style-name="TableCell484">
                    <text:p text:style-name="Standard">Appeler la fonction take() avec le paramètre ‘bière’</text:p>
                  </table:table-cell>
                </table:table-row>
              </table:table>
              <text:p text:style-name="P485"/>
              <table:table table:style-name="Table486">
                <table:table-columns>
                  <table:table-column table:style-name="TableColumn487"/>
                </table:table-columns>
                <table:table-row table:style-name="TableRow488">
                  <table:table-cell table:style-name="TableCell489">
                    <text:p text:style-name="Standard"/>
                  </table:table-cell>
                </table:table-row>
              </table:table>
              <text:p text:style-name="Standard"/>
            </table:table-cell>
            <table:table-cell table:style-name="TableCell490">
              <text:p text:style-name="P491">La fonction take(‘bière’) retourne null car ‘bière’ n’est pas dans la cave</text:p>
            </table:table-cell>
          </table:table-row>
          <table:table-row table:style-name="TableRow492">
            <table:table-cell table:style-name="TableCell493">
              <text:p text:style-name="P494">2</text:p>
            </table:table-cell>
            <table:table-cell table:style-name="TableCell495">
              <text:p text:style-name="P496">Ajouter une boisson à la cave et vérifier qu’elle est présente</text:p>
            </table:table-cell>
            <table:table-cell table:style-name="TableCell497">
              <text:p text:style-name="P498">Appeler la fonction add() avec ‘vin’ puis vérifier l’état de la cave</text:p>
            </table:table-cell>
            <table:table-cell table:style-name="TableCell499">
              <text:p text:style-name="P500">La boisson ‘Vin’ est correctement ajoutée, récupérée par take() et la cave ne contient plus ‘Vin’ après</text:p>
            </table:table-cell>
          </table:table-row>
          <table:table-row table:style-name="TableRow501">
            <table:table-cell table:style-name="TableCell502">
              <text:p text:style-name="P503">3</text:p>
            </table:table-cell>
            <table:table-cell table:style-name="TableCell504">
              <text:p text:style-name="P505">Vérifier que la cave ne retourne rien pour une boisson non existante</text:p>
            </table:table-cell>
            <table:table-cell table:style-name="TableCell506">
              <text:p text:style-name="P507">Appeler take() sur une boisson qui n'existe pas (ex: ‘Whisky’)</text:p>
            </table:table-cell>
            <table:table-cell table:style-name="TableCell508">
              <text:p text:style-name="P509">La fonction take('Whisky') retourne null car la cave est vide ou la boisson n’existe pas</text:p>
            </table:table-cell>
          </table:table-row>
          <table:table-row table:style-name="TableRow510">
            <table:table-cell table:style-name="TableCell511">
              <text:p text:style-name="P512">4</text:p>
            </table:table-cell>
            <table:table-cell table:style-name="TableCell513">
              <text:p text:style-name="P514">Vérifier que la cave retourne null pour un nom null ou vide</text:p>
            </table:table-cell>
            <table:table-cell table:style-name="TableCell515">
              <text:p text:style-name="P516">Appeler take() avec null ou une chaîne vide</text:p>
            </table:table-cell>
            <table:table-cell table:style-name="TableCell517">
              <text:p text:style-name="P518">La fonction take(null) et take('') retournent tous deux null</text:p>
            </table:table-cell>
          </table:table-row>
          <table:table-row table:style-name="TableRow519">
            <table:table-cell table:style-name="TableCell520">
              <text:p text:style-name="P521">5</text:p>
            </table:table-cell>
            <table:table-cell table:style-name="TableCell522">
              <text:p text:style-name="P523">Vérifier que la boisson est retirée de la cave après avoir été prise</text:p>
            </table:table-cell>
            <table:table-cell table:style-name="TableCell524">
              <text:p text:style-name="P525">Ajouter une boisson puis appeler take() pour cette boisson</text:p>
            </table:table-cell>
            <table:table-cell table:style-name="TableCell526">
              <text:p text:style-name="P527">Après avoir pris ‘Jus d'orange’, la cave ne contient plus ‘Jus d'orange’</text:p>
            </table:table-cell>
          </table:table-row>
        </table:table>
        <text:h text:style-name="Titre3" text:outline-level="3">Les tests statiques</text:h>
        <text:p text:style-name="P528">-Absence de Getters et Setters</text:p>
        <text:p text:style-name="P529">-Impossible de différencier deux boissons ayant le<text:s/>même nom mais pas le même degré.<text:s/></text:p>
        <text:p text:style-name="P530">-Fonctions non documentées</text:p>
        <text:p text:style-name="P531">-Impossibilité d’ajouter une boisson chaude</text:p>
        <text:p text:style-name="P532">-Utiliser des ArrayList au lieu des Vector</text:p>
        <text:p text:style-name="P533"/>
        <text:soft-page-break/>
        <text:h text:style-name="Titre1" text:outline-level="1">Les ressources</text:h>
        <text:h text:style-name="Titre2" text:outline-level="2">Les ressources humaines</text:h>
        <table:table table:style-name="Table534">
          <table:table-columns>
            <table:table-column table:style-name="TableColumn535"/>
            <table:table-column table:style-name="TableColumn536"/>
            <table:table-column table:style-name="TableColumn537"/>
          </table:table-columns>
          <table:table-row table:style-name="TableRow538">
            <table:table-cell table:style-name="TableCell539" table:number-columns-spanned="3">
              <text:p text:style-name="P540">Ressources humaines</text:p>
            </table:table-cell>
            <table:covered-table-cell/>
            <table:covered-table-cell/>
          </table:table-row>
          <table:table-row table:style-name="TableRow541">
            <table:table-cell table:style-name="TableCell542">
              <text:p text:style-name="P543">Personne</text:p>
            </table:table-cell>
            <table:table-cell table:style-name="TableCell544">
              <text:p text:style-name="P545">Rôle(s)</text:p>
            </table:table-cell>
            <table:table-cell table:style-name="TableCell546">
              <text:p text:style-name="P547">Responsabilité(s)</text:p>
            </table:table-cell>
          </table:table-row>
          <table:table-row table:style-name="TableRow548">
            <table:table-cell table:style-name="TableCell549">
              <text:p text:style-name="P550">Thomas Bercier<text:s/></text:p>
            </table:table-cell>
            <table:table-cell table:style-name="TableCell551">
              <text:p text:style-name="P552">Testeur / rédacteur</text:p>
            </table:table-cell>
            <table:table-cell table:style-name="TableCell553">
              <text:p text:style-name="P554">Aucune</text:p>
            </table:table-cell>
          </table:table-row>
          <table:table-row table:style-name="TableRow555">
            <table:table-cell table:style-name="TableCell556">
              <text:p text:style-name="P557">Degouey Corentin</text:p>
            </table:table-cell>
            <table:table-cell table:style-name="TableCell558">
              <text:p text:style-name="P559">Testeur / rédacteur</text:p>
            </table:table-cell>
            <table:table-cell table:style-name="TableCell560">
              <text:p text:style-name="P561">Aucune</text:p>
            </table:table-cell>
          </table:table-row>
        </table:table>
        <text:h text:style-name="Titre2" text:outline-level="2">Les ressources système</text:h>
        <table:table table:style-name="Table562">
          <table:table-columns>
            <table:table-column table:style-name="TableColumn563"/>
            <table:table-column table:style-name="TableColumn564"/>
            <table:table-column table:style-name="TableColumn565"/>
          </table:table-columns>
          <table:table-row table:style-name="TableRow566">
            <table:table-cell table:style-name="TableCell567">
              <text:p text:style-name="P568">Outil</text:p>
            </table:table-cell>
            <table:table-cell table:style-name="TableCell569">
              <text:p text:style-name="P570">Version</text:p>
            </table:table-cell>
            <table:table-cell table:style-name="TableCell571">
              <text:p text:style-name="P572">Commentaire</text:p>
            </table:table-cell>
          </table:table-row>
          <table:table-row table:style-name="TableRow573">
            <table:table-cell table:style-name="TableCell574">
              <text:p text:style-name="P575">IntelliJ</text:p>
            </table:table-cell>
            <table:table-cell table:style-name="TableCell576">
              <text:p text:style-name="P577">3.2.2</text:p>
            </table:table-cell>
            <table:table-cell table:style-name="TableCell578">
              <text:p text:style-name="P579"/>
            </table:table-cell>
          </table:table-row>
          <table:table-row table:style-name="TableRow580">
            <table:table-cell table:style-name="TableCell581">
              <text:p text:style-name="P582">JUnit</text:p>
            </table:table-cell>
            <table:table-cell table:style-name="TableCell583">
              <text:p text:style-name="P584">5.8</text:p>
            </table:table-cell>
            <table:table-cell table:style-name="TableCell585">
              <text:p text:style-name="P586"/>
            </table:table-cell>
          </table:table-row>
          <table:table-row table:style-name="TableRow587">
            <table:table-cell table:style-name="TableCell588">
              <text:p text:style-name="P589">SonarCube</text:p>
            </table:table-cell>
            <table:table-cell table:style-name="TableCell590">
              <text:p text:style-name="P591">10.16</text:p>
            </table:table-cell>
            <table:table-cell table:style-name="TableCell592">
              <text:p text:style-name="P593"/>
            </table:table-cell>
          </table:table-row>
          <table:table-row table:style-name="TableRow594">
            <table:table-cell table:style-name="TableCell595">
              <text:p text:style-name="P596">Java</text:p>
            </table:table-cell>
            <table:table-cell table:style-name="TableCell597">
              <text:p text:style-name="P598">21</text:p>
            </table:table-cell>
            <table:table-cell table:style-name="TableCell599">
              <text:p text:style-name="P600"/>
            </table:table-cell>
          </table:table-row>
        </table:table>
        <text:p text:style-name="P601"/>
        <text:p text:style-name="P602"/>
        <text:soft-page-break/>
        <text:h text:style-name="Titre1" text:outline-level="1">Le planning des tests</text:h>
        <text:h text:style-name="Titre2" text:outline-level="2">Le<text:s/>planning</text:h>
        <text:p text:style-name="P603"/>
        <table:table table:style-name="Table604">
          <table:table-columns>
            <table:table-column table:style-name="TableColumn605"/>
            <table:table-column table:style-name="TableColumn606"/>
            <table:table-column table:style-name="TableColumn607"/>
            <table:table-column table:style-name="TableColumn608"/>
          </table:table-columns>
          <table:table-row table:style-name="TableRow609">
            <table:table-cell table:style-name="TableCell610">
              <text:p text:style-name="P611">Activité</text:p>
            </table:table-cell>
            <table:table-cell table:style-name="TableCell612">
              <text:p text:style-name="P613">Charge de travail</text:p>
            </table:table-cell>
            <table:table-cell table:style-name="TableCell614">
              <text:p text:style-name="P615">Début (jj-mmm-aa)</text:p>
            </table:table-cell>
            <table:table-cell table:style-name="TableCell616">
              <text:p text:style-name="P617">Fin (jj-mmm-aa)</text:p>
            </table:table-cell>
          </table:table-row>
          <table:table-row table:style-name="TableRow618">
            <table:table-cell table:style-name="TableCell619">
              <text:p text:style-name="P620">Planifier les tests</text:p>
            </table:table-cell>
            <table:table-cell table:style-name="TableCell621">
              <text:p text:style-name="P622">30 min</text:p>
            </table:table-cell>
            <table:table-cell table:style-name="TableCell623">
              <text:p text:style-name="P624">14-fev-2025</text:p>
            </table:table-cell>
            <table:table-cell table:style-name="TableCell625">
              <text:p text:style-name="P626">14-fev-2025</text:p>
            </table:table-cell>
          </table:table-row>
          <table:table-row table:style-name="TableRow627">
            <table:table-cell table:style-name="TableCell628">
              <text:p text:style-name="P629">Relecture du code</text:p>
            </table:table-cell>
            <table:table-cell table:style-name="TableCell630">
              <text:p text:style-name="P631">15 min</text:p>
            </table:table-cell>
            <table:table-cell table:style-name="TableCell632">
              <text:p text:style-name="P633">14-fev-2025</text:p>
            </table:table-cell>
            <table:table-cell table:style-name="TableCell634">
              <text:p text:style-name="P635">14-fev-2025</text:p>
            </table:table-cell>
          </table:table-row>
          <table:table-row table:style-name="TableRow636">
            <table:table-cell table:style-name="TableCell637">
              <text:p text:style-name="P638">Concevoir les tests</text:p>
            </table:table-cell>
            <table:table-cell table:style-name="TableCell639">
              <text:p text:style-name="P640">1h</text:p>
            </table:table-cell>
            <table:table-cell table:style-name="TableCell641">
              <text:p text:style-name="P642">14-fev-2025</text:p>
            </table:table-cell>
            <table:table-cell table:style-name="TableCell643">
              <text:p text:style-name="P644">14-fev-2025</text:p>
            </table:table-cell>
          </table:table-row>
          <table:table-row table:style-name="TableRow645">
            <table:table-cell table:style-name="TableCell646">
              <text:p text:style-name="P647">Exécuter les tests<text:s/>unitaires</text:p>
            </table:table-cell>
            <table:table-cell table:style-name="TableCell648">
              <text:p text:style-name="P649">10min</text:p>
            </table:table-cell>
            <table:table-cell table:style-name="TableCell650">
              <text:p text:style-name="P651">14-fev-2025</text:p>
            </table:table-cell>
            <table:table-cell table:style-name="TableCell652">
              <text:p text:style-name="P653">14-fev-2025</text:p>
            </table:table-cell>
          </table:table-row>
          <table:table-row table:style-name="TableRow654">
            <table:table-cell table:style-name="TableCell655">
              <text:p text:style-name="P656">Suivi des tests</text:p>
            </table:table-cell>
            <table:table-cell table:style-name="TableCell657">
              <text:p text:style-name="P658">1h</text:p>
            </table:table-cell>
            <table:table-cell table:style-name="TableCell659">
              <text:p text:style-name="P660">14-fev-2025</text:p>
            </table:table-cell>
            <table:table-cell table:style-name="TableCell661">
              <text:p text:style-name="P662">14-fev-2025</text:p>
            </table:table-cell>
          </table:table-row>
          <table:table-row table:style-name="TableRow663">
            <table:table-cell table:style-name="TableCell664">
              <text:p text:style-name="P665">Corriger les défauts</text:p>
            </table:table-cell>
            <table:table-cell table:style-name="TableCell666">
              <text:p text:style-name="P667">15min</text:p>
            </table:table-cell>
            <table:table-cell table:style-name="TableCell668">
              <text:p text:style-name="P669">14-fev-2025</text:p>
            </table:table-cell>
            <table:table-cell table:style-name="TableCell670">
              <text:p text:style-name="P671">14-fev-2025</text:p>
            </table:table-cell>
          </table:table-row>
          <table:table-row table:style-name="TableRow672">
            <table:table-cell table:style-name="TableCell673">
              <text:p text:style-name="P674">Exécuter les tests d’acceptation</text:p>
            </table:table-cell>
            <table:table-cell table:style-name="TableCell675">
              <text:p text:style-name="P676">15min</text:p>
            </table:table-cell>
            <table:table-cell table:style-name="TableCell677">
              <text:p text:style-name="P678">14-fev-2025</text:p>
            </table:table-cell>
            <table:table-cell table:style-name="TableCell679">
              <text:p text:style-name="P680">14-fev-2025</text:p>
            </table:table-cell>
          </table:table-row>
        </table:table>
        <text:soft-page-break/>
        <text:h text:style-name="Titre1" text:outline-level="1">Les livrables de l’activité de test</text:h>
        <text:p text:style-name="P681"/>
        <table:table table:style-name="Table682">
          <table:table-columns>
            <table:table-column table:style-name="TableColumn683"/>
            <table:table-column table:style-name="TableColumn684"/>
            <table:table-column table:style-name="TableColumn685"/>
            <table:table-column table:style-name="TableColumn686"/>
          </table:table-columns>
          <table:table-row table:style-name="TableRow687">
            <table:table-cell table:style-name="TableCell688">
              <text:p text:style-name="P689">Délivrable</text:p>
            </table:table-cell>
            <table:table-cell table:style-name="TableCell690">
              <text:p text:style-name="P691">Destination</text:p>
            </table:table-cell>
            <table:table-cell table:style-name="TableCell692">
              <text:p text:style-name="P693">Origine</text:p>
            </table:table-cell>
            <table:table-cell table:style-name="TableCell694">
              <text:p text:style-name="P695">Date</text:p>
            </table:table-cell>
          </table:table-row>
          <table:table-row table:style-name="TableRow696">
            <table:table-cell table:style-name="TableCell697">
              <text:p text:style-name="P698">Plan de test</text:p>
            </table:table-cell>
            <table:table-cell table:style-name="TableCell699">
              <text:p text:style-name="P700">Flavien Vernier</text:p>
            </table:table-cell>
            <table:table-cell table:style-name="TableCell701">
              <text:p text:style-name="P702">Degouey Corentin</text:p>
            </table:table-cell>
            <table:table-cell table:style-name="TableCell703">
              <text:p text:style-name="P704">14-fev-2025</text:p>
            </table:table-cell>
          </table:table-row>
          <table:table-row table:style-name="TableRow705">
            <table:table-cell table:style-name="TableCell706">
              <text:p text:style-name="P707">Annexe rapport de test</text:p>
            </table:table-cell>
            <table:table-cell table:style-name="TableCell708">
              <text:p text:style-name="P709">Flavien Vernier</text:p>
            </table:table-cell>
            <table:table-cell table:style-name="TableCell710">
              <text:p text:style-name="P711">Degouey Corentin</text:p>
            </table:table-cell>
            <table:table-cell table:style-name="TableCell712">
              <text:p text:style-name="P713">14-fev-2025</text:p>
            </table:table-cell>
          </table:table-row>
          <table:table-row table:style-name="TableRow714">
            <table:table-cell table:style-name="TableCell715">
              <text:p text:style-name="P716">Annexe rapport de conception</text:p>
            </table:table-cell>
            <table:table-cell table:style-name="TableCell717">
              <text:p text:style-name="P718">Flavien Vernier</text:p>
            </table:table-cell>
            <table:table-cell table:style-name="TableCell719">
              <text:p text:style-name="P720">Degouey Corentin</text:p>
            </table:table-cell>
            <table:table-cell table:style-name="TableCell721">
              <text:p text:style-name="P722">14-fev-2025</text:p>
            </table:table-cell>
          </table:table-row>
        </table:table>
        <text:soft-page-break/>
        <text:h text:style-name="Titre1" text:outline-level="1">Bibliographie</text:h>
        <text:p text:style-name="P723">Rational Solutions, version mai 2001, Rational Software Corporation, IBM ;</text:p>
        <text:p text:style-name="P724"/>
        <text:p text:style-name="Standard"><text:a xlink:href="http://www.klariti.com/templates/Software-Development-Templates.shtml" office:target-frame-name="_top" xlink:show="replace"><text:span text:style-name="Internetlink">http://www.klariti.com/templates/Software-Development-Templates.shtml</text:span></text:a><text:s/>;</text:p>
        <text:p text:style-name="Standard"/>
        <text:p text:style-name="Standard"><text:a xlink:href="http://www.cis.ksu.edu/~seteam15/docs/testplan.doc" office:target-frame-name="_top" xlink:show="replace"><text:span text:style-name="Internetlink">http://www.cis.ksu.edu/~seteam15/docs/testplan.doc</text:span></text:a><text:s/>;</text:p>
        <text:p text:style-name="Standard"/>
        <text:p text:style-name="Standard"><text:a xlink:href="http://www.cis.ksu.edu/~seteam13/testplan.doc" office:target-frame-name="_top" xlink:show="replace"><text:span text:style-name="Internetlink">http://www.cis.ksu.edu/~seteam13/testplan.doc</text:span></text:a><text:s/>;</text:p>
        <text:p text:style-name="Standard"/>
        <text:p text:style-name="Standard"><text:a xlink:href="http://www.acs.ohio-state.edu/year2000/Compuware/Test-Plan/Test-Plan.doc" office:target-frame-name="_top" xlink:show="replace"><text:span text:style-name="Internetlink">http://www.acs.ohio-state.edu/year2000/Compuware/Test-Plan/Test-Plan.doc</text:span></text:a><text:s/>.</text:p>
        <text:p text:style-name="Standard"/>
        <text:p text:style-name="Standard"/>
        <text:p text:style-name="Standard"/>
        <text:p text:style-name="Standard"/>
        <text:p text:style-name="P725"/>
        <text:p text:style-name="P726"/>
        <text:p text:style-name="P727"/>
        <text:p text:style-name="P728"/>
        <text:p text:style-name="P729"/>
        <text:p text:style-name="P730"/>
        <text:p text:style-name="P731"/>
        <text:p text:style-name="P732"/>
        <text:p text:style-name="P733"/>
        <text:p text:style-name="P734"/>
        <text:p text:style-name="P735"/>
        <text:p text:style-name="P736"/>
        <text:p text:style-name="P737"/>
        <text:p text:style-name="P738"/>
        <text:p text:style-name="P739"/>
        <text:p text:style-name="P740"/>
        <text:p text:style-name="P74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  <style:font-face style:name="DengXian Light" svg:font-family="DengXian Light" style:font-family-generic="system" style:font-pitch="variable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DejaVu San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break-before="page" fo:border="0.0069in solid #000000" fo:padding-top="0.0138in" fo:padding-left="0.0555in" fo:padding-bottom="0.0138in" fo:padding-right="0.0555in" style:shadow="none" fo:text-align="center" fo:margin-top="0.1666in" fo:margin-bottom="0.25in"/>
      <style:text-properties fo:font-weight="bold" style:font-weight-asian="bold" style:font-weight-complex="bold" fo:font-size="16pt" style:font-size-asian="16pt" style:font-size-complex="16pt" fo:language="fr" fo:country="FR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margin-top="0.25in" fo:margin-bottom="0.1666in"/>
      <style:text-properties fo:font-weight="bold" style:font-weight-asian="bold" style:font-weight-complex="bold" fo:font-variant="small-caps" fo:font-size="14pt" style:font-size-asian="14pt" fo:language="fr" fo:country="FR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margin-top="0.25in" fo:margin-bottom="0.1666in"/>
      <style:text-properties fo:font-weight="bold" style:font-weight-asian="bold" style:font-weight-complex="bold" style:font-size-complex="13pt" fo:language="fr" fo:country="FR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25in" fo:margin-bottom="0.1666in"/>
      <style:text-properties fo:font-weight="bold" style:font-weight-asian="bold" style:font-weight-complex="bold" style:font-size-complex="14pt" fo:language="fr" fo:country="FR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list-format-name="NLF0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size="11pt" style:font-size-asian="11pt" fo:language="fr" fo:country="LU" fo:hyphenate="false"/>
    </style:style>
    <style:style style:name="Textbody" style:display-name="Text body" style:family="paragraph" style:parent-style-name="Standard">
      <style:text-properties fo:font-style="italic" style:font-style-asian="italic" style:font-style-complex="italic" fo:color="#C0C0C0" fo:language="fr" fo:country="FR" fo:hyphenate="false"/>
    </style:style>
    <style:style style:name="Textbodyindent" style:display-name="Text body indent" style:family="paragraph" style:parent-style-name="Standard">
      <style:paragraph-properties fo:margin-left="0.2993in" fo:text-indent="-0.2993in">
        <style:tab-stops/>
      </style:paragraph-properties>
      <style:text-properties fo:font-style="italic" style:font-style-asian="italic" style:font-style-complex="italic" fo:color="#C0C0C0" fo:language="fr" fo:country="FR" fo:hyphenate="false"/>
    </style:style>
    <style:style style:name="Heading" style:display-name="Heading" style:family="paragraph" style:parent-style-name="NormalJust" style:next-style-name="Textbody">
      <style:paragraph-properties fo:text-align="center"/>
      <style:text-properties fo:font-weight="bold" style:font-weight-asian="bold" style:font-weight-complex="bold" fo:font-size="26pt" style:font-size-asian="26pt" fo:hyphenate="false"/>
    </style:style>
    <style:style style:name="Liste" style:display-name="Liste" style:family="paragraph" style:parent-style-name="Textbody">
      <style:text-properties fo:hyphenate="false"/>
    </style:style>
    <style:style style:name="En-tête" style:display-name="En-tête" style:family="paragraph" style:parent-style-name="Standard">
      <style:paragraph-properties fo:text-align="center">
        <style:tab-stops>
          <style:tab-stop style:type="center" style:position="3.15in"/>
          <style:tab-stop style:type="right" style:position="6.3in"/>
        </style:tab-stops>
      </style:paragraph-properties>
      <style:text-properties fo:font-size="10pt" style:font-size-asian="10pt" fo:language="fr" fo:country="FR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  <style:text-properties fo:font-weight="bold" style:font-weight-asian="bold" style:font-weight-complex="bold" fo:text-transform="uppercase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1666in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NormalJust" style:display-name="NormalJust" style:family="paragraph" style:parent-style-name="Standard">
      <style:text-properties fo:hyphenate="false"/>
    </style:style>
    <style:style style:name="Explorateurdedocuments" style:display-name="Explorateur de documents" style:family="paragraph" style:parent-style-name="Standard">
      <style:paragraph-properties fo:background-color="#000080">
        <style:background-fill draw:fill="solid" draw:fill-color="#000080"/>
      </style:paragraph-properties>
      <style:text-properties style:font-name="Tahoma" style:font-name-complex="Tahoma" fo:hyphenate="false"/>
    </style:style>
    <style:style style:name="Labeltab" style:display-name="Labeltab" style:family="paragraph" style:parent-style-name="Standard">
      <style:paragraph-properties fo:margin-top="0.0416in" fo:margin-bottom="0.0416in"/>
      <style:text-properties fo:font-weight="bold" style:font-weight-asian="bold" style:font-size-complex="10pt" fo:language="fr" fo:country="FR" fo:hyphenate="false"/>
    </style:style>
    <style:style style:name="Bullet1" style:display-name="Bullet 1" style:family="paragraph" style:parent-style-name="Standard">
      <style:text-properties fo:language="fr" fo:country="FR" fo:hyphenate="false"/>
    </style:style>
    <style:style style:name="Bullet2" style:display-name="Bullet 2" style:family="paragraph" style:parent-style-name="Standard">
      <style:paragraph-properties fo:keep-together="always"/>
      <style:text-properties style:font-size-complex="10pt" fo:language="fr" fo:country="FR" fo:hyphenate="false"/>
    </style:style>
    <style:style style:name="Corpsdetexte2" style:display-name="Corps de texte 2" style:family="paragraph" style:parent-style-name="Standard">
      <style:text-properties fo:font-style="italic" style:font-style-asian="italic" style:font-style-complex="italic" fo:color="#999999" fo:language="fr" fo:country="FR" fo:hyphenate="false"/>
    </style:style>
    <style:style style:name="Tabledesillustrations" style:display-name="Table des illustrations" style:family="paragraph" style:parent-style-name="Standard" style:next-style-name="Standard">
      <style:paragraph-properties fo:margin-left="0.3055in" fo:text-indent="-0.3055in">
        <style:tab-stops/>
      </style:paragraph-properties>
      <style:text-properties fo:hyphenate="false"/>
    </style:style>
    <style:style style:name="Retraitcorpsdetexte2" style:display-name="Retrait corps de texte 2" style:family="paragraph" style:parent-style-name="Standard">
      <style:paragraph-properties fo:margin-left="0.2993in" fo:text-indent="-0.2993in">
        <style:tab-stops/>
      </style:paragraph-properties>
      <style:text-properties fo:font-style="italic" style:font-style-asian="italic" style:font-style-complex="italic" fo:color="#999999" fo:language="fr" fo:country="FR"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bsatz-Standardschriftart" style:display-name="Absatz-Standardschriftart" style:family="text"/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3z1" style:display-name="WW8Num3z1" style:family="text">
      <style:text-properties style:font-name="Symbol"/>
    </style:style>
    <style:style style:name="WW8Num3z2" style:display-name="WW8Num3z2" style:family="text">
      <style:text-properties style:font-name="Wingdings"/>
    </style:style>
    <style:style style:name="WW8Num3z4" style:display-name="WW8Num3z4" style:family="text">
      <style:text-properties style:font-name="Courier New"/>
    </style:style>
    <style:style style:name="WW8Num4z0" style:display-name="WW8Num4z0" style:family="text">
      <style:text-properties style:font-name="Symbol"/>
    </style:style>
    <style:style style:name="WW8Num4z2" style:display-name="WW8Num4z2" style:family="text">
      <style:text-properties style:font-name="Wingdings"/>
    </style:style>
    <style:style style:name="WW8Num4z4" style:display-name="WW8Num4z4" style:family="text">
      <style:text-properties style:font-name="Courier New"/>
    </style:style>
    <style:style style:name="WW8Num5z1" style:display-name="WW8Num5z1" style:family="text">
      <style:text-properties style:font-name="Courier New"/>
    </style:style>
    <style:style style:name="WW8Num5z2" style:display-name="WW8Num5z2" style:family="text">
      <style:text-properties style:font-name="Wingdings"/>
    </style:style>
    <style:style style:name="WW8Num5z3" style:display-name="WW8Num5z3" style:family="text">
      <style:text-properties style:font-name="Symbol"/>
    </style:style>
    <style:style style:name="WW8Num6z1" style:display-name="WW8Num6z1" style:family="text">
      <style:text-properties style:font-name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hyphenate="true"/>
    </style:style>
    <style:style style:name="PieddepageCar" style:display-name="Pied de page Car" style:family="text" style:parent-style-name="Policepardéfaut">
      <style:text-properties style:font-name="Times New Roman" style:font-name-asian="Times New Roman" style:font-name-complex="Times New Roman" fo:font-size="11pt" style:font-size-asian="11pt" fo:language="fr" fo:country="LU" style:language-complex="ar" style:country-complex="SA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list-style style:name="WW_OutlineListStyle" style:display-name="WW_OutlineListStyle">
      <text:list-level-style-number text:level="1" style:num-list-format-name="NLF0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list-format-name="NLF0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list-format-name="NLF0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73in" fo:page-height="11.6923in" style:print-orientation="portrait" fo:margin-top="0.4923in" fo:margin-left="0.9847in" fo:margin-bottom="0.2756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0.709in"/>
      </style:footer-style>
    </style:page-layout>
    <style:style style:name="TableColumn3" style:family="table-column">
      <style:table-column-properties style:column-width="1.375in" style:use-optimal-column-width="false"/>
    </style:style>
    <style:style style:name="TableColumn4" style:family="table-column">
      <style:table-column-properties style:column-width="4.375in" style:use-optimal-column-width="false"/>
    </style:style>
    <style:style style:name="TableColumn5" style:family="table-column">
      <style:table-column-properties style:column-width="1.1388in" style:use-optimal-column-width="false"/>
    </style:style>
    <style:style style:name="Table2" style:family="table">
      <style:table-properties style:width="6.8888in" fo:margin-left="-0.3819in" table:align="left"/>
    </style:style>
    <style:style style:name="TableRow6" style:family="table-row">
      <style:table-row-properties style:min-row-height="0.4854in" style:use-optimal-row-height="false" fo:keep-together="always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TableColumn9" style:family="table-column">
      <style:table-column-properties style:column-width="1.375in"/>
    </style:style>
    <style:style style:name="Table8" style:family="table">
      <style:table-properties style:width="1.375in" fo:margin-left="0in" table:align="left"/>
    </style:style>
    <style:style style:name="TableRow10" style:family="table-row">
      <style:table-row-properties style:row-height="0.2965in" fo:keep-together="always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En-tête" style:family="paragraph">
      <style:paragraph-properties style:snap-to-layout-grid="false"/>
    </style:style>
    <style:style style:name="P13" style:parent-style-name="En-tête" style:family="paragraph">
      <style:paragraph-properties style:snap-to-layout-grid="false"/>
    </style:style>
    <style:style style:name="TableRow14" style:family="table-row">
      <style:table-row-properties style:min-row-height="0.277in" fo:keep-together="always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En-tête" style:family="paragraph">
      <style:paragraph-properties style:snap-to-layout-grid="false" fo:margin-top="0.0833in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En-tête" style:family="paragraph">
      <style:paragraph-properties style:snap-to-layout-grid="false"/>
      <style:text-properties style:font-name="Bookman Old Style" fo:font-size="9pt" style:font-size-asian="9pt"/>
    </style:style>
    <style:style style:name="P19" style:parent-style-name="En-tête" style:family="paragraph"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TableColumn22" style:family="table-column">
      <style:table-column-properties style:column-width="1.1388in"/>
    </style:style>
    <style:style style:name="Table21" style:family="table">
      <style:table-properties style:width="1.1388in" fo:margin-left="0in" table:align="left"/>
    </style:style>
    <style:style style:name="TableRow23" style:family="table-row">
      <style:table-row-properties fo:keep-together="alway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En-tête" style:family="paragraph">
      <style:paragraph-properties style:snap-to-layout-grid="false" fo:margin-top="0.1666in">
        <style:tab-stops>
          <style:tab-stop style:type="left" style:position="0.6145in"/>
          <style:tab-stop style:type="center" style:position="3.15in"/>
          <style:tab-stop style:type="right" style:position="6.3in"/>
        </style:tab-stops>
      </style:paragraph-properties>
    </style:style>
    <style:style style:name="TableRow26" style:family="table-row">
      <style:table-row-properties style:min-row-height="0.2659in" fo:keep-together="always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" style:parent-style-name="En-tête" style:family="paragraph">
      <style:paragraph-properties style:snap-to-layout-grid="false" fo:margin-top="0.0833in">
        <style:tab-stops>
          <style:tab-stop style:type="left" style:position="0.6145in"/>
          <style:tab-stop style:type="center" style:position="3.15in"/>
          <style:tab-stop style:type="right" style:position="6.3in"/>
        </style:tab-stops>
      </style:paragraph-properties>
    </style:style>
    <style:style style:name="TableColumn30" style:family="table-column">
      <style:table-column-properties style:column-width="1.375in" style:use-optimal-column-width="false"/>
    </style:style>
    <style:style style:name="TableColumn31" style:family="table-column">
      <style:table-column-properties style:column-width="4.375in" style:use-optimal-column-width="false"/>
    </style:style>
    <style:style style:name="TableColumn32" style:family="table-column">
      <style:table-column-properties style:column-width="1.1423in" style:use-optimal-column-width="false"/>
    </style:style>
    <style:style style:name="Table29" style:family="table">
      <style:table-properties style:width="6.8923in" fo:margin-left="-0.3833in" table:align="left"/>
    </style:style>
    <style:style style:name="TableRow33" style:family="table-row">
      <style:table-row-properties style:min-row-height="0.4909in" style:use-optimal-row-height="false" fo:keep-together="always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Pieddepage" style:family="paragraph">
      <style:paragraph-properties style:snap-to-layout-grid="false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" style:parent-style-name="Pieddepage" style:family="paragraph">
      <style:paragraph-properties style:snap-to-layout-grid="false" fo:text-align="center" fo:margin-left="0.0493in">
        <style:tab-stops>
          <style:tab-stop style:type="center" style:position="3.1006in"/>
          <style:tab-stop style:type="right" style:position="6.2506in"/>
        </style:tab-stops>
      </style:paragraph-properties>
      <style:text-properties fo:font-size="10pt" style:font-size-asian="10pt" style:text-underline-type="single" style:text-underline-style="solid" style:text-underline-width="auto" style:text-underline-mode="continuous" fo:language="fr" fo:country="F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Pieddepage" style:family="paragraph">
      <style:paragraph-properties style:snap-to-layout-grid="false" fo:text-align="center"/>
    </style:style>
    <style:style style:name="T40" style:parent-style-name="Policepardéfaut" style:family="text">
      <style:text-properties fo:font-size="10pt" style:font-size-asian="10pt" fo:language="fr" fo:country="FR"/>
    </style:style>
    <style:style style:name="T41" style:parent-style-name="Policepardéfaut" style:family="text">
      <style:text-properties fo:font-size="10pt" style:font-size-asian="10pt" fo:language="fr" fo:country="FR"/>
    </style:style>
    <style:style style:name="T42" style:parent-style-name="Policepardéfaut" style:family="text">
      <style:text-properties fo:font-size="10pt" style:font-size-asian="10pt" fo:language="fr" fo:country="FR"/>
    </style:style>
    <style:style style:name="T43" style:parent-style-name="Policepardéfaut" style:family="text">
      <style:text-properties fo:font-size="10pt" style:font-size-asian="10pt" fo:language="fr" fo:country="F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able:table table:style-name="Table8">
                <table:table-columns>
                  <table:table-column table:style-name="TableColumn9"/>
                </table:table-columns>
                <table:table-row table:style-name="TableRow10">
                  <table:table-cell table:style-name="TableCell11">
                    <text:p text:style-name="P12">DEGOUEY Corentin</text:p>
                    <text:p text:style-name="P13">BERCIER Thomas</text:p>
                  </table:table-cell>
                </table:table-row>
                <table:table-row table:style-name="TableRow14">
                  <table:table-cell table:style-name="TableCell15">
                    <text:p text:style-name="P16">Polytech</text:p>
                  </table:table-cell>
                </table:table-row>
              </table:table>
              <text:p text:style-name="Normal"/>
            </table:table-cell>
            <table:table-cell table:style-name="TableCell17">
              <text:p text:style-name="P18"/>
              <text:p text:style-name="P19">Plan de test</text:p>
            </table:table-cell>
            <table:table-cell table:style-name="TableCell20">
              <table:table table:style-name="Table21">
                <table:table-columns>
                  <table:table-column table:style-name="TableColumn22"/>
                </table:table-columns>
                <table:table-row table:style-name="TableRow23">
                  <table:table-cell table:style-name="TableCell24">
                    <text:p text:style-name="P25">VirtualPub</text:p>
                  </table:table-cell>
                </table:table-row>
                <table:table-row table:style-name="TableRow26">
                  <table:table-cell table:style-name="TableCell27">
                    <text:p text:style-name="P28">WP 5.3</text:p>
                  </table:table-cell>
                </table:table-row>
              </table:table>
              <text:p text:style-name="Normal"/>
            </table:table-cell>
          </table:table-row>
        </table:table>
        <text:p text:style-name="En-tête"/>
        <text:p text:style-name="En-tête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/>
            </table:table-cell>
            <table:table-cell table:style-name="TableCell36">
              <text:p text:style-name="P37">Polytech Annecy-Chambéry</text:p>
            </table:table-cell>
            <table:table-cell table:style-name="TableCell38">
              <text:p text:style-name="P39"><text:span text:style-name="T40">Page<text:s/></text:span><text:span text:style-name="T41"><text:page-number text:fixed="false">11</text:page-number></text:span><text:span text:style-name="T42"><text:s/>sur<text:s/></text:span><text:span text:style-name="T43"><text:page-count style:num-format="1">11</text:page-count></text:span></text:p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&lt;Titre du Document&gt;</dc:title>
    <meta:initial-creator>sjongers</meta:initial-creator>
    <dc:creator>Corentin Degouey</dc:creator>
    <meta:creation-date>2025-02-14T07:10:00Z</meta:creation-date>
    <dc:date>2025-02-26T08:49:00Z</dc:date>
    <meta:print-date>2025-02-14T10:35:00Z</meta:print-date>
    <meta:template xlink:href="Normal.dotm" xlink:type="simple"/>
    <meta:editing-cycles>26</meta:editing-cycles>
    <meta:editing-duration>PT13020S</meta:editing-duration>
    <meta:user-defined meta:name="Info 1"/>
    <meta:user-defined meta:name="Info 2"/>
    <meta:user-defined meta:name="Info 3"/>
    <meta:user-defined meta:name="Info 4"/>
    <meta:document-statistic meta:page-count="10" meta:paragraph-count="21" meta:word-count="1657" meta:character-count="10751" meta:row-count="75" meta:non-whitespace-character-count="9115"/>
  </office:meta>
</office:document-meta>
</file>